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 style:data-style-name="N136"/>
    <style:style style:name="ce16" style:family="table-cell" style:parent-style-name="Default" style:data-style-name="N61"/>
    <style:style style:name="ce17" style:family="table-cell" style:parent-style-name="Default" style:data-style-name="N122"/>
    <style:style style:name="ce18" style:family="table-cell" style:parent-style-name="Default" style:data-style-name="N133"/>
    <style:style style:name="ce19" style:family="table-cell" style:parent-style-name="Default" style:data-style-name="N125"/>
    <style:style style:name="ce20" style:family="table-cell" style:parent-style-name="Default" style:data-style-name="N2"/>
    <style:style style:name="ce2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 gener Ohm</text:p>
          </table:table-cell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RL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mV/div</text:p>
          </table:table-cell>
          <table:table-cell/>
          <table:table-cell office:value-type="string" calcext:value-type="string">
            <text:p>RC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table:style-name="Default" office:value-type="string" calcext:value-type="string">
            <text:p>Sbagliato</text:p>
          </table:table-cell>
          <table:table-cell table:number-columns-repeated="3"/>
          <table:table-cell office:value-type="string" calcext:value-type="string">
            <text:p>RLC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92" calcext:value-type="float">
            <text:p>0.992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/>
          <table:table-cell table:style-name="Default"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Sottosmorzato</text:p>
          </table:table-cell>
          <table:table-cell table:style-name="Default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3]*0.009+0.001)/SQRT(3)" office:value-type="float" office:value="0.0057319334725146" calcext:value-type="float">
            <text:p>0.005731933472515</text:p>
          </table:table-cell>
          <table:table-cell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 L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V C</text:p>
          </table:table-cell>
          <table:table-cell table:number-columns-repeated="4"/>
          <table:table-cell table:style-name="Default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formula="of:=([.$E$11]*1000000+[.$E$12]*[.G5]+[.$E$13]*0.001)/SQRT(3)" office:value-type="float" office:value="0.00484974226119286" calcext:value-type="float">
            <text:p>0.004849742261193</text:p>
          </table:table-cell>
          <table:table-cell table:style-name="ce17" office:value-type="float" office:value="1" calcext:value-type="float">
            <text:p>1.000</text:p>
          </table:table-cell>
          <table:table-cell table:formula="of:=([.I5]*0.03+0.05*[.$J$3]*0.001)/SQRT(3)" office:value-type="float" office:value="0.023094010767585" calcext:value-type="float">
            <text:p>0.023094010767585</text:p>
          </table:table-cell>
          <table:table-cell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style-name="Default" office:value-type="string" calcext:value-type="string">
            <text:p>micro s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5731933472515" calcext:value-type="float">
            <text:p>0.00573193347251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 table:formula="of:=([.$E$11]*1000000+[.$E$12]*[.G6]+[.$E$13]*0.001)/SQRT(3)" office:value-type="float" office:value="0.00600444279957211" calcext:value-type="float">
            <text:p>0.006004442799572</text:p>
          </table:table-cell>
          <table:table-cell table:style-name="ce17" office:value-type="float" office:value="0.8" calcext:value-type="float">
            <text:p>0.800</text:p>
          </table:table-cell>
          <table:table-cell table:formula="of:=([.I6]*0.03+0.05*[.$J$3]*0.001)/SQRT(3)" office:value-type="float" office:value="0.0196299091524473" calcext:value-type="float">
            <text:p>0.019629909152447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float" office:value="800" calcext:value-type="float">
            <text:p>8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500?</text:p>
          </table:table-cell>
          <table:table-cell table:style-name="Default"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[.$E$11]*1000000+[.$E$12]*[.G7]+[.$E$13]*0.001)/SQRT(3)" office:value-type="float" office:value="0.00762102355330306" calcext:value-type="float">
            <text:p>0.007621023553303</text:p>
          </table:table-cell>
          <table:table-cell table:style-name="ce17" office:value-type="float" office:value="0.6" calcext:value-type="float">
            <text:p>0.600</text:p>
          </table:table-cell>
          <table:table-cell table:formula="of:=([.I7]*0.03+0.05*[.$J$3]*0.001)/SQRT(3)" office:value-type="float" office:value="0.0161658075373095" calcext:value-type="float">
            <text:p>0.0161658075373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table:style-name="ce17" office:value-type="float" office:value="2.8" calcext:value-type="float">
            <text:p>2.800</text:p>
          </table:table-cell>
          <table:table-cell table:style-name="ce20" office:value-type="float" office:value="6.8" calcext:value-type="float">
            <text:p>6.8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mples per s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$E$11]*1000000+[.$E$12]*[.G8]+[.$E$13]*0.001)/SQRT(3)" office:value-type="float" office:value="0.00923760430703401" calcext:value-type="float">
            <text:p>0.009237604307034</text:p>
          </table:table-cell>
          <table:table-cell table:style-name="ce17" office:value-type="float" office:value="0.44" calcext:value-type="float">
            <text:p>0.440</text:p>
          </table:table-cell>
          <table:table-cell table:formula="of:=([.I8]*0.03+0.05*[.$J$3]*0.001)/SQRT(3)" office:value-type="float" office:value="0.0133945262451993" calcext:value-type="float">
            <text:p>0.01339452624519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4"/>
          <table:table-cell table:style-name="ce17" office:value-type="float" office:value="3.2" calcext:value-type="float">
            <text:p>3.200</text:p>
          </table:table-cell>
          <table:table-cell table:style-name="ce20" office:value-type="float" office:value="8.6" calcext:value-type="float">
            <text:p>8.60</text:p>
          </table:table-cell>
          <table:table-cell/>
        </table:table-row>
        <table:table-row table:style-name="ro1">
          <table:table-cell table:number-columns-repeated="4"/>
          <table:table-cell table:style-name="ce16" office:value-type="float" office:value="500000000" calcext:value-type="float">
            <text:p>5.00E+0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([.$E$11]*1000000+[.$E$12]*[.G9]+[.$E$13]*0.001)/SQRT(3)" office:value-type="float" office:value="0.0115470053837925" calcext:value-type="float">
            <text:p>0.011547005383793</text:p>
          </table:table-cell>
          <table:table-cell table:style-name="ce17" office:value-type="float" office:value="0.32" calcext:value-type="float">
            <text:p>0.320</text:p>
          </table:table-cell>
          <table:table-cell table:formula="of:=([.I9]*0.03+0.05*[.$J$3]*0.001)/SQRT(3)" office:value-type="float" office:value="0.0113160652761167" calcext:value-type="float">
            <text:p>0.011316065276117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3"/>
          <table:table-cell office:value-type="string" calcext:value-type="string">
            <text:p>kHz</text:p>
          </table:table-cell>
          <table:table-cell table:style-name="ce17" office:value-type="float" office:value="4" calcext:value-type="float">
            <text:p>4.000</text:p>
          </table:table-cell>
          <table:table-cell table:style-name="ce21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mple interval, s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([.$E$11]*1000000+[.$E$12]*[.G10]+[.$E$13]*0.001)/SQRT(3)" office:value-type="float" office:value="0.0140873465682269" calcext:value-type="float">
            <text:p>0.014087346568227</text:p>
          </table:table-cell>
          <table:table-cell table:style-name="ce17" office:value-type="float" office:value="0.22" calcext:value-type="float">
            <text:p>0.220</text:p>
          </table:table-cell>
          <table:table-cell table:formula="of:=([.I10]*0.03+0.05*[.$J$3]*0.001)/SQRT(3)" office:value-type="float" office:value="0.00958401446854779" calcext:value-type="float">
            <text:p>0.00958401446854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gamma</text:p>
          </table:table-cell>
          <table:table-cell table:style-name="ce17" office:value-type="float" office:value="4.8" calcext:value-type="float">
            <text:p>4.800</text:p>
          </table:table-cell>
          <table:table-cell table:style-name="ce21" office:value-type="float" office:value="16.9" calcext:value-type="float">
            <text:p>16.9</text:p>
          </table:table-cell>
          <table:table-cell/>
        </table:table-row>
        <table:table-row table:style-name="ro1">
          <table:table-cell table:number-columns-repeated="4"/>
          <table:table-cell table:formula="of:=1/[.E9]" office:value-type="float" office:value="0.000000002" calcext:value-type="float">
            <text:p>2E-09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([.$E$11]*1000000+[.$E$12]*[.G11]+[.$E$13]*0.001)/SQRT(3)" office:value-type="float" office:value="0.0159348674296337" calcext:value-type="float">
            <text:p>0.015934867429634</text:p>
          </table:table-cell>
          <table:table-cell table:style-name="ce17" office:value-type="float" office:value="0.18" calcext:value-type="float">
            <text:p>0.180</text:p>
          </table:table-cell>
          <table:table-cell table:formula="of:=([.I11]*0.03+0.05*[.$J$3]*0.001)/SQRT(3)" office:value-type="float" office:value="0.00889119414552024" calcext:value-type="float">
            <text:p>0.00889119414552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3"/>
          <table:table-cell office:value-type="float" office:value="5.71570653000252" calcext:value-type="float">
            <text:p>5.71570653000252</text:p>
          </table:table-cell>
          <table:table-cell table:style-name="ce17" office:value-type="float" office:value="5.2" calcext:value-type="float">
            <text:p>5.200</text:p>
          </table:table-cell>
          <table:table-cell table:style-name="ce21" office:value-type="float" office:value="19.1" calcext:value-type="float">
            <text:p>19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ts per mill</text:p>
          </table:table-cell>
          <table:table-cell table:formula="of:=100/1000000" office:value-type="float" office:value="0.0001" calcext:value-type="float">
            <text:p>0.0001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([.$E$11]*1000000+[.$E$12]*[.G12]+[.$E$13]*0.001)/SQRT(3)" office:value-type="float" office:value="0.0180133283987163" calcext:value-type="float">
            <text:p>0.018013328398716</text:p>
          </table:table-cell>
          <table:table-cell table:style-name="ce17" office:value-type="float" office:value="0.16" calcext:value-type="float">
            <text:p>0.160</text:p>
          </table:table-cell>
          <table:table-cell table:formula="of:=([.I12]*0.03+0.05*[.$J$3]*0.001)/SQRT(3)" office:value-type="float" office:value="0.00854478398400646" calcext:value-type="float">
            <text:p>0.008544783984006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/>
          <table:table-cell office:value-type="float" office:value="5.6" calcext:value-type="float">
            <text:p>5.60</text:p>
          </table:table-cell>
          <table:table-cell table:number-columns-repeated="2"/>
          <table:table-cell office:value-type="string" calcext:value-type="string">
            <text:p>omega</text:p>
          </table:table-cell>
          <table:table-cell office:value-type="float" office:value="310.127004797022" calcext:value-type="float">
            <text:p>310.127004797022</text:p>
          </table:table-cell>
          <table:table-cell table:style-name="ce17" office:value-type="float" office:value="6" calcext:value-type="float">
            <text:p>6.000</text:p>
          </table:table-cell>
          <table:table-cell table:style-name="ce21"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no s</text:p>
          </table:table-cell>
          <table:table-cell table:formula="of:=0.4" office:value-type="float" office:value="0.4" calcext:value-type="float">
            <text:p>0.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([.$E$11]*1000000+[.$E$12]*[.G13]+[.$E$13]*0.001)/SQRT(3)" office:value-type="float" office:value="0.0196299091524473" calcext:value-type="float">
            <text:p>0.019629909152447</text:p>
          </table:table-cell>
          <table:table-cell table:style-name="ce17" office:value-type="float" office:value="0.14" calcext:value-type="float">
            <text:p>0.140</text:p>
          </table:table-cell>
          <table:table-cell table:formula="of:=([.I13]*0.03+0.05*[.$J$3]*0.001)/SQRT(3)" office:value-type="float" office:value="0.00819837382249269" calcext:value-type="float">
            <text:p>0.008198373822493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2"/>
          <table:table-cell office:value-type="string" calcext:value-type="string">
            <text:p>omega0</text:p>
          </table:table-cell>
          <table:table-cell table:formula="of:=SQRT([.T12]^2+[.T11]^2)" office:value-type="float" office:value="310.179671167388" calcext:value-type="float">
            <text:p>310.179671167388</text:p>
          </table:table-cell>
          <table:table-cell table:style-name="ce17" office:value-type="float" office:value="6.8" calcext:value-type="float">
            <text:p>6.800</text:p>
          </table:table-cell>
          <table:table-cell table:style-name="ce21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table:formula="of:=([.$E$11]*1000000+[.$E$12]*[.G14]+[.$E$13]*0.001)/SQRT(3)" office:value-type="float" office:value="0.0219393102292058" calcext:value-type="float">
            <text:p>0.021939310229206</text:p>
          </table:table-cell>
          <table:table-cell table:style-name="ce17" office:value-type="float" office:value="0.12" calcext:value-type="float">
            <text:p>0.120</text:p>
          </table:table-cell>
          <table:table-cell table:formula="of:=([.I14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/>
          <table:table-cell office:value-type="float" office:value="22" calcext:value-type="float">
            <text:p>22.00</text:p>
          </table:table-cell>
          <table:table-cell table:number-columns-repeated="4"/>
          <table:table-cell table:style-name="ce17" office:value-type="float" office:value="7.2" calcext:value-type="float">
            <text:p>7.200</text:p>
          </table:table-cell>
          <table:table-cell table:style-name="ce21" office:value-type="float" office:value="29.3" calcext:value-type="float">
            <text:p>29.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formula="of:=([.$E$11]*1000000+[.$E$12]*[.G15]+[.$E$13]*0.001)/SQRT(3)" office:value-type="float" office:value="0.0251724717366677" calcext:value-type="float">
            <text:p>0.025172471736668</text:p>
          </table:table-cell>
          <table:table-cell table:style-name="ce17" office:value-type="float" office:value="0.12" calcext:value-type="float">
            <text:p>0.120</text:p>
          </table:table-cell>
          <table:table-cell table:formula="of:=([.I15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2880" calcext:value-type="float">
            <text:p>2880</text:p>
          </table:table-cell>
          <table:table-cell/>
          <table:table-cell office:value-type="float" office:value="28" calcext:value-type="float">
            <text:p>28.00</text:p>
          </table:table-cell>
          <table:table-cell table:number-columns-repeated="2"/>
          <table:table-cell office:value-type="string" calcext:value-type="string">
            <text:p>R?</text:p>
          </table:table-cell>
          <table:table-cell table:formula="of:=2*[.G41]*[.T11]" office:value-type="float" office:value="0" calcext:value-type="float">
            <text:p>0</text:p>
          </table:table-cell>
          <table:table-cell table:style-name="ce17" office:value-type="float" office:value="7.6" calcext:value-type="float">
            <text:p>7.600</text:p>
          </table:table-cell>
          <table:table-cell table:style-name="ce21" office:value-type="float" office:value="31.2" calcext:value-type="float">
            <text:p>31.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formula="of:=([.$E$11]*1000000+[.$E$12]*[.G16]+[.$E$13]*0.001)/SQRT(3)" office:value-type="float" office:value="0.029329393674833" calcext:value-type="float">
            <text:p>0.029329393674833</text:p>
          </table:table-cell>
          <table:table-cell table:style-name="ce17" office:value-type="float" office:value="0.12" calcext:value-type="float">
            <text:p>0.120</text:p>
          </table:table-cell>
          <table:table-cell table:formula="of:=([.I16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/>
          <table:table-cell office:value-type="float" office:value="34" calcext:value-type="float">
            <text:p>34.00</text:p>
          </table:table-cell>
          <table:table-cell table:number-columns-repeated="4"/>
          <table:table-cell table:style-name="ce17" office:value-type="float" office:value="8" calcext:value-type="float">
            <text:p>8.000</text:p>
          </table:table-cell>
          <table:table-cell table:style-name="ce21" office:value-type="float" office:value="32.6" calcext:value-type="float">
            <text:p>32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pol 4</text:p>
          </table:table-cell>
          <table:table-cell office:value-type="string" calcext:value-type="string">
            <text:p>1 4 1 3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table:formula="of:=([.$E$11]*1000000+[.$E$12]*[.G17]+[.$E$13]*0.001)/SQRT(3)" office:value-type="float" office:value="0.0284056332441296" calcext:value-type="float">
            <text:p>0.02840563324413</text:p>
          </table:table-cell>
          <table:table-cell table:style-name="ce17" office:value-type="float" office:value="0.12" calcext:value-type="float">
            <text:p>0.120</text:p>
          </table:table-cell>
          <table:table-cell table:formula="of:=([.I17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4200" calcext:value-type="float">
            <text:p>4200</text:p>
          </table:table-cell>
          <table:table-cell/>
          <table:table-cell office:value-type="float" office:value="40" calcext:value-type="float">
            <text:p>40.00</text:p>
          </table:table-cell>
          <table:table-cell table:number-columns-repeated="4"/>
          <table:table-cell office:value-type="float" office:value="10" calcext:value-type="float">
            <text:p>10.00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$E$11]*1000000+[.$E$12]*[.G18]+[.$E$13]*0.001)/SQRT(3)" office:value-type="float" office:value="0.00207846096908265" calcext:value-type="float">
            <text:p>0.002078460969083</text:p>
          </table:table-cell>
          <table:table-cell table:style-name="ce17" office:value-type="float" office:value="1.78" calcext:value-type="float">
            <text:p>1.780</text:p>
          </table:table-cell>
          <table:table-cell table:formula="of:=([.I18]*0.03+0.05*[.$J$3]*0.001)/SQRT(3)" office:value-type="float" office:value="0.0366040070666223" calcext:value-type="float">
            <text:p>0.036604007066622</text:p>
          </table:table-cell>
          <table:table-cell table:number-columns-repeated="3"/>
          <table:table-cell office:value-type="float" office:value="4560" calcext:value-type="float">
            <text:p>4560</text:p>
          </table:table-cell>
          <table:table-cell/>
          <table:table-cell office:value-type="float" office:value="42" calcext:value-type="float">
            <text:p>42.00</text:p>
          </table:table-cell>
          <table:table-cell table:number-columns-repeated="4"/>
          <table:table-cell office:value-type="float" office:value="12" calcext:value-type="float">
            <text:p>12.00</text:p>
          </table:table-cell>
          <table:table-cell table:style-name="ce21" office:value-type="float" office:value="34.1" calcext:value-type="float">
            <text:p>34.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 gen</text:p>
          </table:table-cell>
          <table:table-cell office:value-type="float" office:value="0.976385619782243" calcext:value-type="float">
            <text:p>0.976385619782243</text:p>
          </table:table-cell>
          <table:table-cell office:value-type="float" office:value="0.0143957843687992" calcext:value-type="float">
            <text:p>0.0143957843687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$E$11]*1000000+[.$E$12]*[.G19]+[.$E$13]*0.001)/SQRT(3)" office:value-type="float" office:value="0.0027712812921102" calcext:value-type="float">
            <text:p>0.00277128129211</text:p>
          </table:table-cell>
          <table:table-cell table:style-name="ce17" office:value-type="float" office:value="1.54" calcext:value-type="float">
            <text:p>1.540</text:p>
          </table:table-cell>
          <table:table-cell table:formula="of:=([.I19]*0.03+0.05*[.$J$3]*0.001)/SQRT(3)" office:value-type="float" office:value="0.032447085128457" calcext:value-type="float">
            <text:p>0.032447085128457</text:p>
          </table:table-cell>
          <table:table-cell table:number-columns-repeated="10"/>
          <table:table-cell office:value-type="float" office:value="12.8" calcext:value-type="float">
            <text:p>12.80</text:p>
          </table:table-cell>
          <table:table-cell office:value-type="float" office:value="31.4" calcext:value-type="float">
            <text:p>31.4</text:p>
          </table:table-cell>
          <table:table-cell/>
        </table:table-row>
        <table:table-row table:style-name="ro1">
          <table:table-cell office:value-type="string" calcext:value-type="string">
            <text:p>milli s</text:p>
          </table:table-cell>
          <table:table-cell office:value-type="string" calcext:value-type="string">
            <text:p>tau</text:p>
          </table:table-cell>
          <table:table-cell office:value-type="float" office:value="0.0770413037930657" calcext:value-type="float">
            <text:p>0.077041303793066</text:p>
          </table:table-cell>
          <table:table-cell office:value-type="float" office:value="0.00147356660107852" calcext:value-type="float">
            <text:p>0.00147356660107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$E$11]*1000000+[.$E$12]*[.G20]+[.$E$13]*0.001)/SQRT(3)" office:value-type="float" office:value="0.00369504172281361" calcext:value-type="float">
            <text:p>0.003695041722814</text:p>
          </table:table-cell>
          <table:table-cell table:style-name="ce17" office:value-type="float" office:value="1.28" calcext:value-type="float">
            <text:p>1.280</text:p>
          </table:table-cell>
          <table:table-cell table:formula="of:=([.I20]*0.03+0.05*[.$J$3]*0.001)/SQRT(3)" office:value-type="float" office:value="0.0279437530287779" calcext:value-type="float">
            <text:p>0.027943753028778</text:p>
          </table:table-cell>
          <table:table-cell table:number-columns-repeated="10"/>
          <table:table-cell office:value-type="float" office:value="13.6" calcext:value-type="float">
            <text:p>13.60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.110540380476515" calcext:value-type="float">
            <text:p>0.110540380476515</text:p>
          </table:table-cell>
          <table:table-cell office:value-type="float" office:value="0.00385961025016667" calcext:value-type="float">
            <text:p>0.00385961025016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([.$E$11]*1000000+[.$E$12]*[.G21]+[.$E$13]*0.001)/SQRT(3)" office:value-type="float" office:value="0.00438786204584116" calcext:value-type="float">
            <text:p>0.004387862045841</text:p>
          </table:table-cell>
          <table:table-cell table:style-name="ce17" office:value-type="float" office:value="1.1" calcext:value-type="float">
            <text:p>1.100</text:p>
          </table:table-cell>
          <table:table-cell table:formula="of:=([.I21]*0.03+0.05*[.$J$3]*0.001)/SQRT(3)" office:value-type="float" office:value="0.0248260615751539" calcext:value-type="float">
            <text:p>0.024826061575154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/>
          <table:table-cell table:style-name="Default" office:value-type="string" calcext:value-type="string">
            <text:p>V</text:p>
          </table:table-cell>
          <table:table-cell/>
          <table:table-cell table:style-name="ce16"/>
          <table:table-cell table:number-columns-repeated="2"/>
          <table:table-cell office:value-type="float" office:value="14.4" calcext:value-type="float">
            <text:p>14.40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V C</text:p>
          </table:table-cell>
          <table:table-cell table:number-columns-repeated="4"/>
          <table:table-cell office:value-type="float" office:value="15.6" calcext:value-type="float">
            <text:p>15.60</text:p>
          </table:table-cell>
          <table:table-cell table:style-name="ce21" office:value-type="float" office:value="18" calcext:value-type="float">
            <text:p>18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2</text:p>
          </table:table-cell>
          <table:table-cell office:value-type="float" office:value="4.61499770632606" calcext:value-type="float">
            <text:p>4.6149977063260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ce20" office:value-type="float" office:value="8" calcext:value-type="float">
            <text:p>8.00</text:p>
          </table:table-cell>
          <table:table-cell table:style-name="ce20"/>
          <table:table-cell office:value-type="float" office:value="1.4" calcext:value-type="float">
            <text:p>1.40</text:p>
          </table:table-cell>
          <table:table-cell table:number-columns-repeated="4"/>
          <table:table-cell office:value-type="float" office:value="16" calcext:value-type="float">
            <text:p>16.00</text:p>
          </table:table-cell>
          <table:table-cell table:style-name="ce21" office:value-type="float" office:value="16" calcext:value-type="float">
            <text:p>16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-0.5" calcext:value-type="float">
            <text:p>-0.5</text:p>
          </table:table-cell>
          <table:table-cell table:style-name="ce20" office:value-type="float" office:value="14" calcext:value-type="float">
            <text:p>14.00</text:p>
          </table:table-cell>
          <table:table-cell table:style-name="ce20"/>
          <table:table-cell office:value-type="float" office:value="2.2" calcext:value-type="float">
            <text:p>2.20</text:p>
          </table:table-cell>
          <table:table-cell table:number-columns-repeated="4"/>
          <table:table-cell office:value-type="float" office:value="16.8" calcext:value-type="float">
            <text:p>16.80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value</text:p>
          </table:table-cell>
          <table:table-cell office:value-type="float" office:value="0.990482552070515" calcext:value-type="float">
            <text:p>0.990482552070515</text:p>
          </table:table-cell>
          <table:table-cell table:number-columns-repeated="10"/>
          <table:table-cell table:style-name="ce20" office:value-type="float" office:value="20" calcext:value-type="float">
            <text:p>20.00</text:p>
          </table:table-cell>
          <table:table-cell table:style-name="ce20"/>
          <table:table-cell office:value-type="float" office:value="3" calcext:value-type="float">
            <text:p>3.00</text:p>
          </table:table-cell>
          <table:table-cell table:number-columns-repeated="4"/>
          <table:table-cell office:value-type="float" office:value="17.2" calcext:value-type="float">
            <text:p>17.20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table:number-columns-repeated="13"/>
          <table:table-cell table:style-name="ce20" office:value-type="float" office:value="28" calcext:value-type="float">
            <text:p>28.00</text:p>
          </table:table-cell>
          <table:table-cell table:style-name="ce20"/>
          <table:table-cell office:value-type="float" office:value="4" calcext:value-type="float">
            <text:p>4.00</text:p>
          </table:table-cell>
          <table:table-cell table:number-columns-repeated="4"/>
          <table:table-cell office:value-type="float" office:value="18.4" calcext:value-type="float">
            <text:p>18.40</text:p>
          </table:table-cell>
          <table:table-cell table:style-name="ce21" office:value-type="float" office:value="6.1" calcext:value-type="float">
            <text:p>6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1"/>
          <table:table-cell table:style-name="ce20" office:value-type="float" office:value="36" calcext:value-type="float">
            <text:p>36.00</text:p>
          </table:table-cell>
          <table:table-cell table:style-name="ce20"/>
          <table:table-cell office:value-type="float" office:value="5" calcext:value-type="float">
            <text:p>5.00</text:p>
          </table:table-cell>
          <table:table-cell table:number-columns-repeated="4"/>
          <table:table-cell office:value-type="float" office:value="20" calcext:value-type="float">
            <text:p>20.00</text:p>
          </table:table-cell>
          <table:table-cell table:style-name="ce21" office:value-type="float" office:value="3.3" calcext:value-type="float">
            <text:p>3.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string" calcext:value-type="string">
            <text:p>Induttanza</text:p>
          </table:table-cell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9"/>
          <table:table-cell table:style-name="ce20" office:value-type="float" office:value="44" calcext:value-type="float">
            <text:p>44.00</text:p>
          </table:table-cell>
          <table:table-cell table:style-name="ce20"/>
          <table:table-cell office:value-type="float" office:value="5.8" calcext:value-type="float">
            <text:p>5.80</text:p>
          </table:table-cell>
          <table:table-cell table:number-columns-repeated="4"/>
          <table:table-cell office:value-type="float" office:value="22.8" calcext:value-type="float">
            <text:p>22.80</text:p>
          </table:table-cell>
          <table:table-cell table:style-name="ce21" office:value-type="float" office:value="7.6" calcext:value-type="float">
            <text:p>7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za R gen, R_L</text:p>
          </table:table-cell>
          <table:table-cell office:value-type="float" office:value="0.0764249733627212" calcext:value-type="float">
            <text:p>0.076424973362721</text:p>
          </table:table-cell>
          <table:table-cell office:value-type="float" office:value="0.00146177813497177" calcext:value-type="float">
            <text:p>0.001461778134972</text:p>
          </table:table-cell>
          <table:table-cell table:number-columns-repeated="9"/>
          <table:table-cell table:style-name="ce20" office:value-type="float" office:value="56" calcext:value-type="float">
            <text:p>56.00</text:p>
          </table:table-cell>
          <table:table-cell table:style-name="ce20"/>
          <table:table-cell office:value-type="float" office:value="7" calcext:value-type="float">
            <text:p>7.00</text:p>
          </table:table-cell>
          <table:table-cell table:number-columns-repeated="4"/>
          <table:table-cell office:value-type="float" office:value="24" calcext:value-type="float">
            <text:p>24.00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za R_L</text:p>
          </table:table-cell>
          <table:table-cell office:value-type="float" office:value="0.0802770385523745" calcext:value-type="float">
            <text:p>0.080277038552375</text:p>
          </table:table-cell>
          <table:table-cell office:value-type="float" office:value="0.00153545646182503" calcext:value-type="float">
            <text:p>0.001535456461825</text:p>
          </table:table-cell>
          <table:table-cell table:number-columns-repeated="9"/>
          <table:table-cell table:style-name="ce20" office:value-type="float" office:value="64" calcext:value-type="float">
            <text:p>64.00</text:p>
          </table:table-cell>
          <table:table-cell table:style-name="ce20"/>
          <table:table-cell office:value-type="float" office:value="7.8" calcext:value-type="float">
            <text:p>7.80</text:p>
          </table:table-cell>
          <table:table-cell table:number-columns-repeated="4"/>
          <table:table-cell office:value-type="float" office:value="24.8" calcext:value-type="float">
            <text:p>24.80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tutto</text:p>
          </table:table-cell>
          <table:table-cell office:value-type="float" office:value="0.0848622058635549" calcext:value-type="float">
            <text:p>0.084862205863555</text:p>
          </table:table-cell>
          <table:table-cell office:value-type="float" office:value="0.00336654723094551" calcext:value-type="float">
            <text:p>0.003366547230946</text:p>
          </table:table-cell>
          <table:table-cell table:number-columns-repeated="9"/>
          <table:table-cell table:style-name="ce20" office:value-type="float" office:value="72" calcext:value-type="float">
            <text:p>72.00</text:p>
          </table:table-cell>
          <table:table-cell table:style-name="ce20"/>
          <table:table-cell office:value-type="float" office:value="8.4" calcext:value-type="float">
            <text:p>8.40</text:p>
          </table:table-cell>
          <table:table-cell table:number-columns-repeated="4"/>
          <table:table-cell office:value-type="float" office:value="25.2" calcext:value-type="float">
            <text:p>25.20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 table:number-columns-repeated="13"/>
          <table:table-cell table:style-name="ce20" office:value-type="float" office:value="96" calcext:value-type="float">
            <text:p>96.00</text:p>
          </table:table-cell>
          <table:table-cell table:style-name="ce20"/>
          <table:table-cell table:style-name="ce21" office:value-type="float" office:value="10.2" calcext:value-type="float">
            <text:p>10.2</text:p>
          </table:table-cell>
          <table:table-cell table:number-columns-repeated="4"/>
          <table:table-cell office:value-type="float" office:value="26.4" calcext:value-type="float">
            <text:p>26.4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table:number-columns-repeated="13"/>
          <table:table-cell table:style-name="ce21" office:value-type="float" office:value="116" calcext:value-type="float">
            <text:p>116.0</text:p>
          </table:table-cell>
          <table:table-cell table:style-name="ce21"/>
          <table:table-cell table:style-name="ce21" office:value-type="float" office:value="11.4" calcext:value-type="float">
            <text:p>11.4</text:p>
          </table:table-cell>
          <table:table-cell table:number-columns-repeated="4"/>
          <table:table-cell office:value-type="float" office:value="28" calcext:value-type="float">
            <text:p>28.00</text:p>
          </table:table-cell>
          <table:table-cell office:value-type="float" office:value="30.3" calcext:value-type="float">
            <text:p>30.3</text:p>
          </table:table-cell>
          <table:table-cell/>
        </table:table-row>
        <table:table-row table:style-name="ro1">
          <table:table-cell table:number-columns-repeated="13"/>
          <table:table-cell table:style-name="ce21" office:value-type="float" office:value="130" calcext:value-type="float">
            <text:p>130.0</text:p>
          </table:table-cell>
          <table:table-cell table:style-name="ce21"/>
          <table:table-cell table:style-name="ce21" office:value-type="float" office:value="12.2" calcext:value-type="float">
            <text:p>12.2</text:p>
          </table:table-cell>
          <table:table-cell table:number-columns-repeated="4"/>
          <table:table-cell office:value-type="float" office:value="28.8" calcext:value-type="float">
            <text:p>28.80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 table:number-columns-repeated="13"/>
          <table:table-cell table:style-name="ce21" office:value-type="float" office:value="152" calcext:value-type="float">
            <text:p>152.0</text:p>
          </table:table-cell>
          <table:table-cell table:style-name="ce21"/>
          <table:table-cell table:style-name="ce21" office:value-type="float" office:value="13" calcext:value-type="float">
            <text:p>13.0</text:p>
          </table:table-cell>
          <table:table-cell table:number-columns-repeated="4"/>
          <table:table-cell office:value-type="float" office:value="30.4" calcext:value-type="float">
            <text:p>30.40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Interpol 5</text:p>
          </table:table-cell>
          <table:table-cell office:value-type="string" calcext:value-type="string">
            <text:p>4 5 1 3</text:p>
          </table:table-cell>
          <table:table-cell table:number-columns-repeated="10"/>
          <table:table-cell table:style-name="ce21" office:value-type="float" office:value="174" calcext:value-type="float">
            <text:p>174.0</text:p>
          </table:table-cell>
          <table:table-cell table:style-name="ce21"/>
          <table:table-cell table:style-name="ce21" office:value-type="float" office:value="14" calcext:value-type="float">
            <text:p>14.0</text:p>
          </table:table-cell>
          <table:table-cell table:number-columns-repeated="4"/>
          <table:table-cell office:value-type="float" office:value="32.8" calcext:value-type="float">
            <text:p>32.80</text:p>
          </table:table-cell>
          <table:table-cell office:value-type="float" office:value="30.6" calcext:value-type="float">
            <text:p>30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 Reale</text:p>
          </table:table-cell>
          <table:table-cell table:number-columns-repeated="11"/>
          <table:table-cell table:style-name="ce21" office:value-type="float" office:value="196" calcext:value-type="float">
            <text:p>196.0</text:p>
          </table:table-cell>
          <table:table-cell table:style-name="ce21"/>
          <table:table-cell table:style-name="ce21" office:value-type="float" office:value="14.6" calcext:value-type="float">
            <text:p>14.6</text:p>
          </table:table-cell>
          <table:table-cell table:number-columns-repeated="4"/>
          <table:table-cell office:value-type="float" office:value="34" calcext:value-type="float">
            <text:p>34.00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office:value-type="string" calcext:value-type="string">
            <text:p>Calc con R gen</text:p>
          </table:table-cell>
          <table:table-cell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9"/>
          <table:table-cell table:style-name="ce21" office:value-type="float" office:value="216" calcext:value-type="float">
            <text:p>216.0</text:p>
          </table:table-cell>
          <table:table-cell table:style-name="ce21"/>
          <table:table-cell table:style-name="ce21" office:value-type="float" office:value="15" calcext:value-type="float">
            <text:p>15.0</text:p>
          </table:table-cell>
          <table:table-cell table:number-columns-repeated="4"/>
          <table:table-cell office:value-type="float" office:value="34.8" calcext:value-type="float">
            <text:p>34.80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gen</text:p>
          </table:table-cell>
          <table:table-cell office:value-type="float" office:value="1.03215733712524" calcext:value-type="float">
            <text:p>1.03215733712524</text:p>
          </table:table-cell>
          <table:table-cell office:value-type="float" office:value="0.0386341886121897" calcext:value-type="float">
            <text:p>0.03863418861219</text:p>
          </table:table-cell>
          <table:table-cell table:number-columns-repeated="9"/>
          <table:table-cell table:style-name="ce21" office:value-type="float" office:value="252" calcext:value-type="float">
            <text:p>252.0</text:p>
          </table:table-cell>
          <table:table-cell table:style-name="ce21"/>
          <table:table-cell table:style-name="ce21" office:value-type="float" office:value="15.4" calcext:value-type="float">
            <text:p>15.4</text:p>
          </table:table-cell>
          <table:table-cell table:number-columns-repeated="4"/>
          <table:table-cell office:value-type="float" office:value="36" calcext:value-type="float">
            <text:p>36.00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R_L</text:p>
          </table:table-cell>
          <table:table-cell office:value-type="float" office:value="59.5173303163154" calcext:value-type="float">
            <text:p>59.5173303163154</text:p>
          </table:table-cell>
          <table:table-cell office:value-type="float" office:value="38.2834919890236" calcext:value-type="float">
            <text:p>38.2834919890236</text:p>
          </table:table-cell>
          <table:table-cell table:number-columns-repeated="11"/>
          <table:table-cell table:style-name="Default"/>
          <table:table-cell office:value-type="string" calcext:value-type="string">
            <text:p>V/div</text:p>
          </table:table-cell>
          <table:table-cell table:number-columns-repeated="3"/>
          <table:table-cell office:value-type="float" office:value="37.6" calcext:value-type="float">
            <text:p>37.60</text:p>
          </table:table-cell>
          <table:table-cell table:style-name="ce21" office:value-type="float" office:value="11" calcext:value-type="float">
            <text:p>11.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au</text:p>
          </table:table-cell>
          <table:table-cell table:style-name="ce15" office:value-type="float" office:value="0.0000770411899367807" calcext:value-type="float">
            <text:p>7.70412E-05</text:p>
          </table:table-cell>
          <table:table-cell table:style-name="ce15" office:value-type="float" office:value="0.0000014597010803874" calcext:value-type="float">
            <text:p>1.45970E-06</text:p>
          </table:table-cell>
          <table:table-cell table:number-columns-repeated="7"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/>
          <table:table-cell table:style-name="Default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8.8" calcext:value-type="float">
            <text:p>38.80</text:p>
          </table:table-cell>
          <table:table-cell table:style-name="ce21" office:value-type="float" office:value="7.2" calcext:value-type="float">
            <text:p>7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547706142068078" calcext:value-type="float">
            <text:p>0.054770614206808</text:p>
          </table:table-cell>
          <table:table-cell office:value-type="float" office:value="0.0358578197992836" calcext:value-type="float">
            <text:p>0.035857819799284</text:p>
          </table:table-cell>
          <table:table-cell table:number-columns-repeated="7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err</text:p>
          </table:table-cell>
          <table:table-cell table:style-name="Default" office:value-type="string" calcext:value-type="string">
            <text:p>V C</text:p>
          </table:table-cell>
          <table:table-cell office:value-type="string" calcext:value-type="string">
            <text:p>err</text:p>
          </table:table-cell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21" office:value-type="float" office:value="5" calcext:value-type="float">
            <text:p>5.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11"/>
          <table:table-cell table:style-name="ce19" office:value-type="float" office:value="0.8" calcext:value-type="float">
            <text:p>0.800000</text:p>
          </table:table-cell>
          <table:table-cell office:value-type="float" office:value="0.5" calcext:value-type="float">
            <text:p>0.5</text:p>
          </table:table-cell>
          <table:table-cell table:style-name="ce20" office:value-type="float" office:value="12" calcext:value-type="float">
            <text:p>12.00</text:p>
          </table:table-cell>
          <table:table-cell table:formula="of:=([.$E$11]*1000+[.$E$12]*[.N43]+[.$E$13]*0.000001)/SQRT(3)" office:value-type="float" office:value="0.000694205963673606" calcext:value-type="float">
            <text:p>0.000694205963674</text:p>
          </table:table-cell>
          <table:table-cell office:value-type="float" office:value="2" calcext:value-type="float">
            <text:p>2.00</text:p>
          </table:table-cell>
          <table:table-cell table:formula="of:=([.P43]*0.03+0.05*[.$Q$41])/SQRT(3)" office:value-type="float" office:value="0.178978583448784" calcext:value-type="float">
            <text:p>0.178978583448784</text:p>
          </table:table-cell>
          <table:table-cell table:number-columns-repeated="3"/>
          <table:table-cell office:value-type="float" office:value="42.8" calcext:value-type="float">
            <text:p>42.80</text:p>
          </table:table-cell>
          <table:table-cell table:style-name="ce21" office:value-type="float" office:value="8.3" calcext:value-type="float">
            <text:p>8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2</text:p>
          </table:table-cell>
          <table:table-cell office:value-type="float" office:value="4.6149976816652" calcext:value-type="float">
            <text:p>4.6149976816652</text:p>
          </table:table-cell>
          <table:table-cell table:number-columns-repeated="9"/>
          <table:table-cell office:value-type="float" office:value="-0.5" calcext:value-type="float">
            <text:p>-0.5</text:p>
          </table:table-cell>
          <table:table-cell table:style-name="ce20" office:value-type="float" office:value="24" calcext:value-type="float">
            <text:p>24.00</text:p>
          </table:table-cell>
          <table:table-cell table:formula="of:=([.$E$11]*1000+[.$E$12]*[.N44]+[.$E$13]*0.000001)/SQRT(3)" office:value-type="float" office:value="0.00138702628670116" calcext:value-type="float">
            <text:p>0.001387026286701</text:p>
          </table:table-cell>
          <table:table-cell office:value-type="float" office:value="3.8" calcext:value-type="float">
            <text:p>3.80</text:p>
          </table:table-cell>
          <table:table-cell table:formula="of:=([.P44]*0.03+0.05*[.$Q$41])/SQRT(3)" office:value-type="float" office:value="0.210155497985024" calcext:value-type="float">
            <text:p>0.210155497985024</text:p>
          </table:table-cell>
          <table:table-cell table:number-columns-repeated="3"/>
          <table:table-cell office:value-type="float" office:value="45.6" calcext:value-type="float">
            <text:p>45.60</text:p>
          </table:table-cell>
          <table:table-cell office:value-type="float" office:value="18.8" calcext:value-type="float">
            <text:p>18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style-name="ce20" office:value-type="float" office:value="34" calcext:value-type="float">
            <text:p>34.00</text:p>
          </table:table-cell>
          <table:table-cell table:formula="of:=([.$E$11]*1000+[.$E$12]*[.N45]+[.$E$13]*0.000001)/SQRT(3)" office:value-type="float" office:value="0.00196437655589078" calcext:value-type="float">
            <text:p>0.001964376555891</text:p>
          </table:table-cell>
          <table:table-cell office:value-type="float" office:value="5.2" calcext:value-type="float">
            <text:p>5.20</text:p>
          </table:table-cell>
          <table:table-cell table:formula="of:=([.P45]*0.03+0.05*[.$Q$41])/SQRT(3)" office:value-type="float" office:value="0.234404209290988" calcext:value-type="float">
            <text:p>0.234404209290988</text:p>
          </table:table-cell>
          <table:table-cell table:number-columns-repeated="3"/>
          <table:table-cell office:value-type="float" office:value="47.2" calcext:value-type="float">
            <text:p>47.20</text:p>
          </table:table-cell>
          <table:table-cell office:value-type="float" office:value="25.4" calcext:value-type="float">
            <text:p>2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value</text:p>
          </table:table-cell>
          <table:table-cell office:value-type="float" office:value="0.982720500274416" calcext:value-type="float">
            <text:p>0.982720500274416</text:p>
          </table:table-cell>
          <table:table-cell table:number-columns-repeated="10"/>
          <table:table-cell table:style-name="ce20" office:value-type="float" office:value="52" calcext:value-type="float">
            <text:p>52.00</text:p>
          </table:table-cell>
          <table:table-cell table:formula="of:=([.$E$11]*1000+[.$E$12]*[.N46]+[.$E$13]*0.000001)/SQRT(3)" office:value-type="float" office:value="0.00300360704043211" calcext:value-type="float">
            <text:p>0.003003607040432</text:p>
          </table:table-cell>
          <table:table-cell office:value-type="float" office:value="7.5" calcext:value-type="float">
            <text:p>7.50</text:p>
          </table:table-cell>
          <table:table-cell table:formula="of:=([.P46]*0.03+0.05*[.$Q$41])/SQRT(3)" office:value-type="float" office:value="0.274241377865072" calcext:value-type="float">
            <text:p>0.274241377865072</text:p>
          </table:table-cell>
          <table:table-cell table:number-columns-repeated="3"/>
          <table:table-cell office:value-type="float" office:value="48.8" calcext:value-type="float">
            <text:p>48.80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erpol 3</text:p>
          </table:table-cell>
          <table:table-cell office:value-type="string" calcext:value-type="string">
            <text:p>2 3 1 3</text:p>
          </table:table-cell>
          <table:table-cell table:number-columns-repeated="3"/>
          <table:table-cell table:style-name="ce20" office:value-type="float" office:value="66" calcext:value-type="float">
            <text:p>66.00</text:p>
          </table:table-cell>
          <table:table-cell table:formula="of:=([.$E$11]*1000+[.$E$12]*[.N47]+[.$E$13]*0.000001)/SQRT(3)" office:value-type="float" office:value="0.00381189741729759" calcext:value-type="float">
            <text:p>0.003811897417298</text:p>
          </table:table-cell>
          <table:table-cell office:value-type="float" office:value="8.8" calcext:value-type="float">
            <text:p>8.80</text:p>
          </table:table-cell>
          <table:table-cell table:formula="of:=([.P47]*0.03+0.05*[.$Q$41])/SQRT(3)" office:value-type="float" office:value="0.296758038363468" calcext:value-type="float">
            <text:p>0.296758038363468</text:p>
          </table:table-cell>
          <table:table-cell table:number-columns-repeated="3"/>
          <table:table-cell office:value-type="float" office:value="50.8" calcext:value-type="float">
            <text:p>50.80</text:p>
          </table:table-cell>
          <table:table-cell table:style-name="ce21" office:value-type="float" office:value="33" calcext:value-type="float">
            <text:p>33.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3"/>
          <table:table-cell table:style-name="ce20" office:value-type="float" office:value="84" calcext:value-type="float">
            <text:p>84.00</text:p>
          </table:table-cell>
          <table:table-cell table:formula="of:=([.$E$11]*1000+[.$E$12]*[.N48]+[.$E$13]*0.000001)/SQRT(3)" office:value-type="float" office:value="0.00485112790183891" calcext:value-type="float">
            <text:p>0.004851127901839</text:p>
          </table:table-cell>
          <table:table-cell table:style-name="ce21" office:value-type="float" office:value="10.5" calcext:value-type="float">
            <text:p>10.5</text:p>
          </table:table-cell>
          <table:table-cell table:formula="of:=([.P48]*0.03+0.05*[.$Q$41])/SQRT(3)" office:value-type="float" office:value="0.326202902092139" calcext:value-type="float">
            <text:p>0.326202902092139</text:p>
          </table:table-cell>
          <table:table-cell table:number-columns-repeated="3"/>
          <table:table-cell office:value-type="float" office:value="53.6" calcext:value-type="float">
            <text:p>53.60</text:p>
          </table:table-cell>
          <table:table-cell table:style-name="ce21" office:value-type="float" office:value="28" calcext:value-type="float">
            <text:p>28.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V gen</text:p>
          </table:table-cell>
          <table:table-cell office:value-type="float" office:value="9.87851856244373" calcext:value-type="float">
            <text:p>9.87851856244373</text:p>
          </table:table-cell>
          <table:table-cell office:value-type="float" office:value="0.134993327840387" calcext:value-type="float">
            <text:p>0.134993327840387</text:p>
          </table:table-cell>
          <table:table-cell table:number-columns-repeated="3"/>
          <table:table-cell table:style-name="ce21" office:value-type="float" office:value="104" calcext:value-type="float">
            <text:p>104.0</text:p>
          </table:table-cell>
          <table:table-cell table:formula="of:=([.$E$11]*1000+[.$E$12]*[.N49]+[.$E$13]*0.000001)/SQRT(3)" office:value-type="float" office:value="0.00600582844021816" calcext:value-type="float">
            <text:p>0.006005828440218</text:p>
          </table:table-cell>
          <table:table-cell table:style-name="ce21" office:value-type="float" office:value="11.9" calcext:value-type="float">
            <text:p>11.9</text:p>
          </table:table-cell>
          <table:table-cell table:formula="of:=([.P49]*0.03+0.05*[.$Q$41])/SQRT(3)" office:value-type="float" office:value="0.350451613398103" calcext:value-type="float">
            <text:p>0.350451613398103</text:p>
          </table:table-cell>
          <table:table-cell table:number-columns-repeated="3"/>
          <table:table-cell office:value-type="float" office:value="54.8" calcext:value-type="float">
            <text:p>54.8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office:value-type="string" calcext:value-type="string">
            <text:p>sec</text:p>
          </table:table-cell>
          <table:table-cell office:value-type="string" calcext:value-type="string">
            <text:p>tau</text:p>
          </table:table-cell>
          <table:table-cell office:value-type="float" office:value="0.110970220619361" calcext:value-type="float">
            <text:p>0.110970220619361</text:p>
          </table:table-cell>
          <table:table-cell office:value-type="float" office:value="0.00441766740647465" calcext:value-type="float">
            <text:p>0.004417667406475</text:p>
          </table:table-cell>
          <table:table-cell table:number-columns-repeated="3"/>
          <table:table-cell table:style-name="ce21" office:value-type="float" office:value="120" calcext:value-type="float">
            <text:p>120.0</text:p>
          </table:table-cell>
          <table:table-cell table:formula="of:=([.$E$11]*1000+[.$E$12]*[.N50]+[.$E$13]*0.000001)/SQRT(3)" office:value-type="float" office:value="0.00692958887092156" calcext:value-type="float">
            <text:p>0.006929588870922</text:p>
          </table:table-cell>
          <table:table-cell table:style-name="ce21" office:value-type="float" office:value="13" calcext:value-type="float">
            <text:p>13.0</text:p>
          </table:table-cell>
          <table:table-cell table:formula="of:=([.P50]*0.03+0.05*[.$Q$41])/SQRT(3)" office:value-type="float" office:value="0.36950417228136" calcext:value-type="float">
            <text:p>0.36950417228136</text:p>
          </table:table-cell>
          <table:table-cell table:number-columns-repeated="3"/>
          <table:table-cell office:value-type="float" office:value="56" calcext:value-type="float">
            <text:p>56.00</text:p>
          </table:table-cell>
          <table:table-cell table:style-name="ce21" office:value-type="float" office:value="19" calcext:value-type="float">
            <text:p>19.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9.80405290231027" calcext:value-type="float">
            <text:p>9.80405290231027</text:p>
          </table:table-cell>
          <table:table-cell office:value-type="float" office:value="0.189006767401629" calcext:value-type="float">
            <text:p>0.189006767401629</text:p>
          </table:table-cell>
          <table:table-cell table:number-columns-repeated="3"/>
          <table:table-cell table:style-name="ce21" office:value-type="float" office:value="136" calcext:value-type="float">
            <text:p>136.0</text:p>
          </table:table-cell>
          <table:table-cell table:formula="of:=([.$E$11]*1000+[.$E$12]*[.N51]+[.$E$13]*0.000001)/SQRT(3)" office:value-type="float" office:value="0.00785334930162497" calcext:value-type="float">
            <text:p>0.007853349301625</text:p>
          </table:table-cell>
          <table:table-cell table:style-name="ce21" office:value-type="float" office:value="13.8" calcext:value-type="float">
            <text:p>13.8</text:p>
          </table:table-cell>
          <table:table-cell table:formula="of:=([.P51]*0.03+0.05*[.$Q$41])/SQRT(3)" office:value-type="float" office:value="0.383360578741911" calcext:value-type="float">
            <text:p>0.38336057874191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21" office:value-type="float" office:value="160" calcext:value-type="float">
            <text:p>160.0</text:p>
          </table:table-cell>
          <table:table-cell table:formula="of:=([.$E$11]*1000+[.$E$12]*[.N52]+[.$E$13]*0.000001)/SQRT(3)" office:value-type="float" office:value="0.00923898994768007" calcext:value-type="float">
            <text:p>0.00923898994768</text:p>
          </table:table-cell>
          <table:table-cell table:style-name="Default" office:value-type="float" office:value="14.9" calcext:value-type="float">
            <text:p>14.9</text:p>
          </table:table-cell>
          <table:table-cell table:formula="of:=([.P52]*0.03+0.05*[.$Q$41])/SQRT(3)" office:value-type="float" office:value="0.402413137625169" calcext:value-type="float">
            <text:p>0.40241313762516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21" office:value-type="float" office:value="184" calcext:value-type="float">
            <text:p>184.0</text:p>
          </table:table-cell>
          <table:table-cell table:formula="of:=([.$E$11]*1000+[.$E$12]*[.N53]+[.$E$13]*0.000001)/SQRT(3)" office:value-type="float" office:value="0.0106246305937352" calcext:value-type="float">
            <text:p>0.010624630593735</text:p>
          </table:table-cell>
          <table:table-cell table:style-name="ce21" office:value-type="float" office:value="15.9" calcext:value-type="float">
            <text:p>15.9</text:p>
          </table:table-cell>
          <table:table-cell table:formula="of:=([.P53]*0.03+0.05*[.$Q$41])/SQRT(3)" office:value-type="float" office:value="0.419733645700858" calcext:value-type="float">
            <text:p>0.4197336457008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hi2</text:p>
          </table:table-cell>
          <table:table-cell office:value-type="float" office:value="0.680400894353333" calcext:value-type="float">
            <text:p>0.680400894353333</text:p>
          </table:table-cell>
          <table:table-cell table:number-columns-repeated="5"/>
          <table:table-cell table:style-name="ce21" office:value-type="float" office:value="212" calcext:value-type="float">
            <text:p>212.0</text:p>
          </table:table-cell>
          <table:table-cell table:formula="of:=([.$E$11]*1000+[.$E$12]*[.N54]+[.$E$13]*0.000001)/SQRT(3)" office:value-type="float" office:value="0.0122412113474661" calcext:value-type="float">
            <text:p>0.012241211347466</text:p>
          </table:table-cell>
          <table:table-cell table:style-name="ce21" office:value-type="float" office:value="16.9" calcext:value-type="float">
            <text:p>16.9</text:p>
          </table:table-cell>
          <table:table-cell table:formula="of:=([.P54]*0.03+0.05*[.$Q$41])/SQRT(3)" office:value-type="float" office:value="0.437054153776547" calcext:value-type="float">
            <text:p>0.43705415377654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oF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table:style-name="ce21" office:value-type="float" office:value="236" calcext:value-type="float">
            <text:p>236.0</text:p>
          </table:table-cell>
          <table:table-cell table:formula="of:=([.$E$11]*1000+[.$E$12]*[.N55]+[.$E$13]*0.000001)/SQRT(3)" office:value-type="float" office:value="0.0136268519935212" calcext:value-type="float">
            <text:p>0.013626851993521</text:p>
          </table:table-cell>
          <table:table-cell table:style-name="ce21" office:value-type="float" office:value="17.4" calcext:value-type="float">
            <text:p>17.4</text:p>
          </table:table-cell>
          <table:table-cell table:formula="of:=([.P55]*0.03+0.05*[.$Q$41])/SQRT(3)" office:value-type="float" office:value="0.445714407814391" calcext:value-type="float">
            <text:p>0.44571440781439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-value</text:p>
          </table:table-cell>
          <table:table-cell office:value-type="float" office:value="0.999999983754556" calcext:value-type="float">
            <text:p>0.999999983754556</text:p>
          </table:table-cell>
          <table:table-cell table:number-columns-repeated="2"/>
          <table:table-cell office:value-type="string" calcext:value-type="string">
            <text:p>Capacità</text:p>
          </table:table-cell>
          <table:table-cell table:number-columns-repeated="2"/>
          <table:table-cell table:style-name="ce21" office:value-type="float" office:value="290" calcext:value-type="float">
            <text:p>290.0</text:p>
          </table:table-cell>
          <table:table-cell table:formula="of:=([.$E$11]*1000+[.$E$12]*[.N56]+[.$E$13]*0.000001)/SQRT(3)" office:value-type="float" office:value="0.0167445434471452" calcext:value-type="float">
            <text:p>0.016744543447145</text:p>
          </table:table-cell>
          <table:table-cell table:style-name="ce21" office:value-type="float" office:value="18.2" calcext:value-type="float">
            <text:p>18.2</text:p>
          </table:table-cell>
          <table:table-cell table:formula="of:=([.P56]*0.03+0.05*[.$Q$41])/SQRT(3)" office:value-type="float" office:value="0.459570814274942" calcext:value-type="float">
            <text:p>0.45957081427494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/>
          <table:table-cell table:style-name="ce21" office:value-type="float" office:value="336" calcext:value-type="float">
            <text:p>336.0</text:p>
          </table:table-cell>
          <table:table-cell table:formula="of:=([.$E$11]*1000+[.$E$12]*[.N57]+[.$E$13]*0.000001)/SQRT(3)" office:value-type="float" office:value="0.0194003546854175" calcext:value-type="float">
            <text:p>0.019400354685418</text:p>
          </table:table-cell>
          <table:table-cell table:style-name="ce21" office:value-type="float" office:value="18.8" calcext:value-type="float">
            <text:p>18.8</text:p>
          </table:table-cell>
          <table:table-cell table:formula="of:=([.P57]*0.03+0.05*[.$Q$41])/SQRT(3)" office:value-type="float" office:value="0.469963119120355" calcext:value-type="float">
            <text:p>0.46996311912035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enza R gen</text:p>
          </table:table-cell>
          <table:table-cell table:style-name="ce18" office:value-type="float" office:value="0.000111865141753388" calcext:value-type="float">
            <text:p>0.000111865</text:p>
          </table:table-cell>
          <table:table-cell table:style-name="ce16" office:value-type="float" office:value="0.00000445329380343597" calcext:value-type="float">
            <text:p>4.45E-06</text:p>
          </table:table-cell>
          <table:table-cell/>
          <table:table-cell table:style-name="ce21" office:value-type="float" office:value="400" calcext:value-type="float">
            <text:p>400.0</text:p>
          </table:table-cell>
          <table:table-cell table:formula="of:=([.$E$11]*1000+[.$E$12]*[.N58]+[.$E$13]*0.000001)/SQRT(3)" office:value-type="float" office:value="0.0230953964082311" calcext:value-type="float">
            <text:p>0.023095396408231</text:p>
          </table:table-cell>
          <table:table-cell table:style-name="Default" office:value-type="float" office:value="19.1" calcext:value-type="float">
            <text:p>19.1</text:p>
          </table:table-cell>
          <table:table-cell table:formula="of:=([.P58]*0.03+0.05*[.$Q$41])/SQRT(3)" office:value-type="float" office:value="0.475159271543062" calcext:value-type="float">
            <text:p>0.47515927154306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n R gen</text:p>
          </table:table-cell>
          <table:table-cell office:value-type="float" office:value="0.000106497332648139" calcext:value-type="float">
            <text:p>0.000106497332648</text:p>
          </table:table-cell>
          <table:table-cell table:style-name="ce16" office:value-type="float" office:value="0.00000423960407739905" calcext:value-type="float">
            <text:p>4.24E-06</text:p>
          </table:table-cell>
          <table:table-cell/>
          <table:table-cell table:style-name="ce21" office:value-type="float" office:value="438" calcext:value-type="float">
            <text:p>438.0</text:p>
          </table:table-cell>
          <table:table-cell table:formula="of:=([.$E$11]*1000+[.$E$12]*[.N59]+[.$E$13]*0.000001)/SQRT(3)" office:value-type="float" office:value="0.0252893274311517" calcext:value-type="float">
            <text:p>0.025289327431152</text:p>
          </table:table-cell>
          <table:table-cell table:style-name="Default" office:value-type="float" office:value="19.3" calcext:value-type="float">
            <text:p>19.3</text:p>
          </table:table-cell>
          <table:table-cell table:formula="of:=([.P59]*0.03+0.05*[.$Q$41])/SQRT(3)" office:value-type="float" office:value="0.4786233731582" calcext:value-type="float">
            <text:p>0.478623373158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21" office:value-type="float" office:value="462" calcext:value-type="float">
            <text:p>462.0</text:p>
          </table:table-cell>
          <table:table-cell table:formula="of:=([.$E$11]*1000+[.$E$12]*[.N60]+[.$E$13]*0.000001)/SQRT(3)" office:value-type="float" office:value="0.0266749680772068" calcext:value-type="float">
            <text:p>0.026674968077207</text:p>
          </table:table-cell>
          <table:table-cell table:style-name="Default" office:value-type="float" office:value="19.4" calcext:value-type="float">
            <text:p>19.4</text:p>
          </table:table-cell>
          <table:table-cell table:formula="of:=([.P60]*0.03+0.05*[.$Q$41])/SQRT(3)" office:value-type="float" office:value="0.480355423965769" calcext:value-type="float">
            <text:p>0.480355423965769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Virtuale</text:p>
          </table:table-cell>
          <table:table-cell table:number-columns-repeated="4"/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Ohm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nano 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</table:table-row>
        <table:table-row table:style-name="ro1">
          <table:table-cell/>
          <table:table-cell office:value-type="string" calcext:value-type="string">
            <text:p>R g</text:p>
          </table:table-cell>
          <table:table-cell office:value-type="string" calcext:value-type="string">
            <text:p>R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723.1519" calcext:value-type="float">
            <text:p>5723.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table:style-name="ce16" office:value-type="float" office:value="100000" calcext:value-type="float">
            <text:p>1.00E+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7.8" calcext:value-type="float">
            <text:p>57.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.8195" calcext:value-type="float">
            <text:p>2.8195</text:p>
          </table:table-cell>
          <table:table-cell office:value-type="float" office:value="16.389" calcext:value-type="float">
            <text:p>16.389</text:p>
          </table:table-cell>
          <table:table-cell table:number-columns-repeated="2"/>
          <table:table-cell office:value-type="float" office:value="0.70556" calcext:value-type="float">
            <text:p>0.70556</text:p>
          </table:table-cell>
          <table:table-cell office:value-type="float" office:value="46.339" calcext:value-type="float">
            <text:p>46.339</text:p>
          </table:table-cell>
          <table:table-cell table:number-columns-repeated="2"/>
          <table:table-cell office:value-type="float" office:value="0.088995" calcext:value-type="float">
            <text:p>0.088995</text:p>
          </table:table-cell>
          <table:table-cell office:value-type="float" office:value="98.882" calcext:value-type="float">
            <text:p>98.882</text:p>
          </table:table-cell>
        </table:table-row>
        <table:table-row table:style-name="ro1">
          <table:table-cell table:number-columns-repeated="7"/>
          <table:table-cell office:value-type="float" office:value="5.6381" calcext:value-type="float">
            <text:p>5.6381</text:p>
          </table:table-cell>
          <table:table-cell office:value-type="float" office:value="32.288" calcext:value-type="float">
            <text:p>32.288</text:p>
          </table:table-cell>
          <table:table-cell table:number-columns-repeated="2"/>
          <table:table-cell office:value-type="float" office:value="1.4102" calcext:value-type="float">
            <text:p>1.4102</text:p>
          </table:table-cell>
          <table:table-cell office:value-type="float" office:value="90.444" calcext:value-type="float">
            <text:p>90.444</text:p>
          </table:table-cell>
          <table:table-cell table:number-columns-repeated="2"/>
          <table:table-cell office:value-type="float" office:value="0.11708" calcext:value-type="float">
            <text:p>0.11708</text:p>
          </table:table-cell>
          <table:table-cell office:value-type="float" office:value="187.64" calcext:value-type="float">
            <text:p>187.64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 V</text:p>
          </table:table-cell>
          <table:table-cell table:number-columns-repeated="4"/>
          <table:table-cell office:value-type="float" office:value="11.275" calcext:value-type="float">
            <text:p>11.275</text:p>
          </table:table-cell>
          <table:table-cell office:value-type="float" office:value="62.056" calcext:value-type="float">
            <text:p>62.056</text:p>
          </table:table-cell>
          <table:table-cell table:number-columns-repeated="2"/>
          <table:table-cell office:value-type="float" office:value="2.8195" calcext:value-type="float">
            <text:p>2.8195</text:p>
          </table:table-cell>
          <table:table-cell office:value-type="float" office:value="172.37" calcext:value-type="float">
            <text:p>172.37</text:p>
          </table:table-cell>
          <table:table-cell table:number-columns-repeated="2"/>
          <table:table-cell office:value-type="float" office:value="0.3532" calcext:value-type="float">
            <text:p>0.3532</text:p>
          </table:table-cell>
          <table:table-cell office:value-type="float" office:value="340.14" calcext:value-type="float">
            <text:p>340.14</text:p>
          </table:table-cell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1 Hz</text:p>
          </table:table-cell>
          <table:table-cell table:number-columns-repeated="4"/>
          <table:table-cell office:value-type="float" office:value="22.549" calcext:value-type="float">
            <text:p>22.549</text:p>
          </table:table-cell>
          <table:table-cell office:value-type="float" office:value="110.24" calcext:value-type="float">
            <text:p>110.24</text:p>
          </table:table-cell>
          <table:table-cell table:number-columns-repeated="2"/>
          <table:table-cell office:value-type="float" office:value="5.6381" calcext:value-type="float">
            <text:p>5.6381</text:p>
          </table:table-cell>
          <table:table-cell office:value-type="float" office:value="313.24" calcext:value-type="float">
            <text:p>313.24</text:p>
          </table:table-cell>
          <table:table-cell table:number-columns-repeated="2"/>
          <table:table-cell office:value-type="float" office:value="0.70556" calcext:value-type="float">
            <text:p>0.70556</text:p>
          </table:table-cell>
          <table:table-cell office:value-type="float" office:value="566.48" calcext:value-type="float">
            <text:p>566.48</text:p>
          </table:table-cell>
        </table:table-row>
        <table:table-row table:style-name="ro1">
          <table:table-cell table:number-columns-repeated="7"/>
          <table:table-cell office:value-type="float" office:value="44.775" calcext:value-type="float">
            <text:p>44.775</text:p>
          </table:table-cell>
          <table:table-cell office:value-type="float" office:value="148.16" calcext:value-type="float">
            <text:p>148.16</text:p>
          </table:table-cell>
          <table:table-cell table:number-columns-repeated="2"/>
          <table:table-cell office:value-type="float" office:value="11.275" calcext:value-type="float">
            <text:p>11.275</text:p>
          </table:table-cell>
          <table:table-cell office:value-type="float" office:value="518.09" calcext:value-type="float">
            <text:p>518.09</text:p>
          </table:table-cell>
          <table:table-cell table:number-columns-repeated="2"/>
          <table:table-cell office:value-type="float" office:value="1.284" calcext:value-type="float">
            <text:p>1.284</text:p>
          </table:table-cell>
          <table:table-cell office:value-type="float" office:value="786.02" calcext:value-type="float">
            <text:p>786.02</text:p>
          </table:table-cell>
        </table:table-row>
        <table:table-row table:style-name="ro1">
          <table:table-cell table:number-columns-repeated="7"/>
          <table:table-cell office:value-type="float" office:value="69.459" calcext:value-type="float">
            <text:p>69.459</text:p>
          </table:table-cell>
          <table:table-cell office:value-type="float" office:value="103.95" calcext:value-type="float">
            <text:p>103.95</text:p>
          </table:table-cell>
          <table:table-cell table:number-columns-repeated="2"/>
          <table:table-cell office:value-type="float" office:value="20.308" calcext:value-type="float">
            <text:p>20.308</text:p>
          </table:table-cell>
          <table:table-cell office:value-type="float" office:value="688.62" calcext:value-type="float">
            <text:p>688.62</text:p>
          </table:table-cell>
          <table:table-cell table:number-columns-repeated="2"/>
          <table:table-cell office:value-type="float" office:value="2.1955" calcext:value-type="float">
            <text:p>2.1955</text:p>
          </table:table-cell>
          <table:table-cell office:value-type="float" office:value="934.04" calcext:value-type="float">
            <text:p>934.04</text:p>
          </table:table-cell>
        </table:table-row>
        <table:table-row table:style-name="ro1">
          <table:table-cell table:number-columns-repeated="7"/>
          <table:table-cell office:value-type="float" office:value="96.105" calcext:value-type="float">
            <text:p>96.105</text:p>
          </table:table-cell>
          <table:table-cell office:value-type="float" office:value="-0.10713" calcext:value-type="float">
            <text:p>-0.10713</text:p>
          </table:table-cell>
          <table:table-cell table:number-columns-repeated="2"/>
          <table:table-cell office:value-type="float" office:value="33.93" calcext:value-type="float">
            <text:p>33.93</text:p>
          </table:table-cell>
          <table:table-cell office:value-type="float" office:value="727.17" calcext:value-type="float">
            <text:p>727.17</text:p>
          </table:table-cell>
          <table:table-cell table:number-columns-repeated="2"/>
          <table:table-cell office:value-type="float" office:value="3.2725" calcext:value-type="float">
            <text:p>3.2725</text:p>
          </table:table-cell>
          <table:table-cell office:value-type="float" office:value="982.92" calcext:value-type="float">
            <text:p>982.92</text:p>
          </table:table-cell>
        </table:table-row>
        <table:table-row table:style-name="ro1">
          <table:table-cell table:number-columns-repeated="7"/>
          <table:table-cell office:value-type="float" office:value="119.51" calcext:value-type="float">
            <text:p>119.51</text:p>
          </table:table-cell>
          <table:table-cell office:value-type="float" office:value="-81.799" calcext:value-type="float">
            <text:p>-81.799</text:p>
          </table:table-cell>
          <table:table-cell table:number-columns-repeated="2"/>
          <table:table-cell office:value-type="float" office:value="50.158" calcext:value-type="float">
            <text:p>50.158</text:p>
          </table:table-cell>
          <table:table-cell office:value-type="float" office:value="616.88" calcext:value-type="float">
            <text:p>616.88</text:p>
          </table:table-cell>
          <table:table-cell table:number-columns-repeated="2"/>
          <table:table-cell office:value-type="float" office:value="4.7774" calcext:value-type="float">
            <text:p>4.7774</text:p>
          </table:table-cell>
          <table:table-cell office:value-type="float" office:value="994.98" calcext:value-type="float">
            <text:p>994.98</text:p>
          </table:table-cell>
        </table:table-row>
        <table:table-row table:style-name="ro1">
          <table:table-cell table:number-columns-repeated="7"/>
          <table:table-cell office:value-type="float" office:value="142.99" calcext:value-type="float">
            <text:p>142.99</text:p>
          </table:table-cell>
          <table:table-cell office:value-type="float" office:value="-110.16" calcext:value-type="float">
            <text:p>-110.16</text:p>
          </table:table-cell>
          <table:table-cell table:number-columns-repeated="2"/>
          <table:table-cell office:value-type="float" office:value="69.631" calcext:value-type="float">
            <text:p>69.631</text:p>
          </table:table-cell>
          <table:table-cell office:value-type="float" office:value="436.37" calcext:value-type="float">
            <text:p>436.37</text:p>
          </table:table-cell>
          <table:table-cell table:number-columns-repeated="2"/>
          <table:table-cell office:value-type="float" office:value="18.657" calcext:value-type="float">
            <text:p>18.657</text:p>
          </table:table-cell>
          <table:table-cell office:value-type="float" office:value="982.15" calcext:value-type="float">
            <text:p>982.15</text:p>
          </table:table-cell>
        </table:table-row>
        <table:table-row table:style-name="ro1">
          <table:table-cell table:number-columns-repeated="7"/>
          <table:table-cell office:value-type="float" office:value="169.76" calcext:value-type="float">
            <text:p>169.76</text:p>
          </table:table-cell>
          <table:table-cell office:value-type="float" office:value="-70.111" calcext:value-type="float">
            <text:p>-70.111</text:p>
          </table:table-cell>
          <table:table-cell table:number-columns-repeated="2"/>
          <table:table-cell office:value-type="float" office:value="92.397" calcext:value-type="float">
            <text:p>92.397</text:p>
          </table:table-cell>
          <table:table-cell office:value-type="float" office:value="260.27" calcext:value-type="float">
            <text:p>260.27</text:p>
          </table:table-cell>
          <table:table-cell table:number-columns-repeated="2"/>
          <table:table-cell office:value-type="float" office:value="34.374" calcext:value-type="float">
            <text:p>34.374</text:p>
          </table:table-cell>
          <table:table-cell office:value-type="float" office:value="966.8" calcext:value-type="float">
            <text:p>966.8</text:p>
          </table:table-cell>
        </table:table-row>
        <table:table-row table:style-name="ro1">
          <table:table-cell table:number-columns-repeated="7"/>
          <table:table-cell office:value-type="float" office:value="195.54" calcext:value-type="float">
            <text:p>195.54</text:p>
          </table:table-cell>
          <table:table-cell office:value-type="float" office:value="6.6568" calcext:value-type="float">
            <text:p>6.6568</text:p>
          </table:table-cell>
          <table:table-cell table:number-columns-repeated="2"/>
          <table:table-cell office:value-type="float" office:value="122.26" calcext:value-type="float">
            <text:p>122.2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65.81" calcext:value-type="float">
            <text:p>65.81</text:p>
          </table:table-cell>
          <table:table-cell office:value-type="float" office:value="936.92" calcext:value-type="float">
            <text:p>936.92</text:p>
          </table:table-cell>
        </table:table-row>
        <table:table-row table:style-name="ro1">
          <table:table-cell table:number-columns-repeated="7"/>
          <table:table-cell office:value-type="float" office:value="218.56" calcext:value-type="float">
            <text:p>218.56</text:p>
          </table:table-cell>
          <table:table-cell office:value-type="float" office:value="64.214" calcext:value-type="float">
            <text:p>64.214</text:p>
          </table:table-cell>
          <table:table-cell table:number-columns-repeated="2"/>
          <table:table-cell office:value-type="float" office:value="158.94" calcext:value-type="float">
            <text:p>158.94</text:p>
          </table:table-cell>
          <table:table-cell office:value-type="float" office:value="38.207" calcext:value-type="float">
            <text:p>38.207</text:p>
          </table:table-cell>
          <table:table-cell table:number-columns-repeated="2"/>
          <table:table-cell office:value-type="float" office:value="125.81" calcext:value-type="float">
            <text:p>125.81</text:p>
          </table:table-cell>
          <table:table-cell office:value-type="float" office:value="882.32" calcext:value-type="float">
            <text:p>882.32</text:p>
          </table:table-cell>
        </table:table-row>
        <table:table-row table:style-name="ro1">
          <table:table-cell table:number-columns-repeated="7"/>
          <table:table-cell office:value-type="float" office:value="241.62" calcext:value-type="float">
            <text:p>241.62</text:p>
          </table:table-cell>
          <table:table-cell office:value-type="float" office:value="81.765" calcext:value-type="float">
            <text:p>81.765</text:p>
          </table:table-cell>
          <table:table-cell table:number-columns-repeated="2"/>
          <table:table-cell office:value-type="float" office:value="181.07" calcext:value-type="float">
            <text:p>181.07</text:p>
          </table:table-cell>
          <table:table-cell office:value-type="float" office:value="19.376" calcext:value-type="float">
            <text:p>19.376</text:p>
          </table:table-cell>
          <table:table-cell table:number-columns-repeated="2"/>
          <table:table-cell office:value-type="float" office:value="185.81" calcext:value-type="float">
            <text:p>185.81</text:p>
          </table:table-cell>
          <table:table-cell office:value-type="float" office:value="830.97" calcext:value-type="float">
            <text:p>830.97</text:p>
          </table:table-cell>
        </table:table-row>
        <table:table-row table:style-name="ro1">
          <table:table-cell table:number-columns-repeated="7"/>
          <table:table-cell office:value-type="float" office:value="269.31" calcext:value-type="float">
            <text:p>269.31</text:p>
          </table:table-cell>
          <table:table-cell office:value-type="float" office:value="47.819" calcext:value-type="float">
            <text:p>47.819</text:p>
          </table:table-cell>
          <table:table-cell table:number-columns-repeated="2"/>
          <table:table-cell office:value-type="float" office:value="223.28" calcext:value-type="float">
            <text:p>223.28</text:p>
          </table:table-cell>
          <table:table-cell office:value-type="float" office:value="5.153" calcext:value-type="float">
            <text:p>5.153</text:p>
          </table:table-cell>
          <table:table-cell table:number-columns-repeated="2"/>
          <table:table-cell office:value-type="float" office:value="245.81" calcext:value-type="float">
            <text:p>245.81</text:p>
          </table:table-cell>
          <table:table-cell office:value-type="float" office:value="782.54" calcext:value-type="float">
            <text:p>782.54</text:p>
          </table:table-cell>
        </table:table-row>
        <table:table-row table:style-name="ro1">
          <table:table-cell table:number-columns-repeated="7"/>
          <table:table-cell office:value-type="float" office:value="294" calcext:value-type="float">
            <text:p>294</text:p>
          </table:table-cell>
          <table:table-cell office:value-type="float" office:value="-7.7786" calcext:value-type="float">
            <text:p>-7.7786</text:p>
          </table:table-cell>
          <table:table-cell table:number-columns-repeated="2"/>
          <table:table-cell office:value-type="float" office:value="246.63" calcext:value-type="float">
            <text:p>246.63</text:p>
          </table:table-cell>
          <table:table-cell office:value-type="float" office:value="2.4273" calcext:value-type="float">
            <text:p>2.4273</text:p>
          </table:table-cell>
          <table:table-cell table:number-columns-repeated="2"/>
          <table:table-cell office:value-type="float" office:value="305.81" calcext:value-type="float">
            <text:p>305.81</text:p>
          </table:table-cell>
          <table:table-cell office:value-type="float" office:value="736.99" calcext:value-type="float">
            <text:p>736.99</text:p>
          </table:table-cell>
        </table:table-row>
        <table:table-row table:style-name="ro1">
          <table:table-cell table:number-columns-repeated="7"/>
          <table:table-cell office:value-type="float" office:value="316.69" calcext:value-type="float">
            <text:p>316.69</text:p>
          </table:table-cell>
          <table:table-cell office:value-type="float" office:value="-49.013" calcext:value-type="float">
            <text:p>-49.013</text:p>
          </table:table-cell>
          <table:table-cell table:number-columns-repeated="2"/>
          <table:table-cell office:value-type="float" office:value="269.48" calcext:value-type="float">
            <text:p>269.48</text:p>
          </table:table-cell>
          <table:table-cell office:value-type="float" office:value="1.1542" calcext:value-type="float">
            <text:p>1.1542</text:p>
          </table:table-cell>
          <table:table-cell table:number-columns-repeated="2"/>
          <table:table-cell office:value-type="float" office:value="365.81" calcext:value-type="float">
            <text:p>365.81</text:p>
          </table:table-cell>
          <table:table-cell office:value-type="float" office:value="694.05" calcext:value-type="float">
            <text:p>694.05</text:p>
          </table:table-cell>
        </table:table-row>
        <table:table-row table:style-name="ro1">
          <table:table-cell table:number-columns-repeated="7"/>
          <table:table-cell office:value-type="float" office:value="339.36" calcext:value-type="float">
            <text:p>339.36</text:p>
          </table:table-cell>
          <table:table-cell office:value-type="float" office:value="-60.741" calcext:value-type="float">
            <text:p>-60.741</text:p>
          </table:table-cell>
          <table:table-cell table:number-columns-repeated="2"/>
          <table:table-cell office:value-type="float" office:value="290.85" calcext:value-type="float">
            <text:p>290.85</text:p>
          </table:table-cell>
          <table:table-cell office:value-type="float" office:value="0.57506" calcext:value-type="float">
            <text:p>0.57506</text:p>
          </table:table-cell>
          <table:table-cell table:number-columns-repeated="2"/>
          <table:table-cell office:value-type="float" office:value="425.81" calcext:value-type="float">
            <text:p>425.81</text:p>
          </table:table-cell>
          <table:table-cell office:value-type="float" office:value="653.65" calcext:value-type="float">
            <text:p>653.65</text:p>
          </table:table-cell>
        </table:table-row>
        <table:table-row table:style-name="ro1">
          <table:table-cell table:number-columns-repeated="7"/>
          <table:table-cell office:value-type="float" office:value="367.8" calcext:value-type="float">
            <text:p>367.8</text:p>
          </table:table-cell>
          <table:table-cell office:value-type="float" office:value="-33.727" calcext:value-type="float">
            <text:p>-33.727</text:p>
          </table:table-cell>
          <table:table-cell table:number-columns-repeated="2"/>
          <table:table-cell office:value-type="float" office:value="312.18" calcext:value-type="float">
            <text:p>312.18</text:p>
          </table:table-cell>
          <table:table-cell office:value-type="float" office:value="0.28545" calcext:value-type="float">
            <text:p>0.28545</text:p>
          </table:table-cell>
          <table:table-cell table:number-columns-repeated="2"/>
          <table:table-cell office:value-type="float" office:value="485.81" calcext:value-type="float">
            <text:p>485.81</text:p>
          </table:table-cell>
          <table:table-cell office:value-type="float" office:value="615.56" calcext:value-type="float">
            <text:p>615.56</text:p>
          </table:table-cell>
        </table:table-row>
        <table:table-row table:style-name="ro1">
          <table:table-cell table:number-columns-repeated="7"/>
          <table:table-cell office:value-type="float" office:value="392.6" calcext:value-type="float">
            <text:p>392.6</text:p>
          </table:table-cell>
          <table:table-cell office:value-type="float" office:value="7.9948" calcext:value-type="float">
            <text:p>7.9948</text:p>
          </table:table-cell>
          <table:table-cell table:number-columns-repeated="6"/>
          <table:table-cell office:value-type="float" office:value="605.81" calcext:value-type="float">
            <text:p>605.81</text:p>
          </table:table-cell>
          <table:table-cell office:value-type="float" office:value="545.95" calcext:value-type="float">
            <text:p>545.95</text:p>
          </table:table-cell>
        </table:table-row>
        <table:table-row table:style-name="ro1">
          <table:table-cell table:number-columns-repeated="7"/>
          <table:table-cell office:value-type="float" office:value="415.18" calcext:value-type="float">
            <text:p>415.18</text:p>
          </table:table-cell>
          <table:table-cell office:value-type="float" office:value="37.613" calcext:value-type="float">
            <text:p>37.613</text:p>
          </table:table-cell>
          <table:table-cell table:number-columns-repeated="6"/>
          <table:table-cell office:value-type="float" office:value="665.81" calcext:value-type="float">
            <text:p>665.81</text:p>
          </table:table-cell>
          <table:table-cell office:value-type="float" office:value="514.17" calcext:value-type="float">
            <text:p>514.17</text:p>
          </table:table-cell>
        </table:table-row>
        <table:table-row table:style-name="ro1">
          <table:table-cell table:number-columns-repeated="7"/>
          <table:table-cell office:value-type="float" office:value="437.72" calcext:value-type="float">
            <text:p>437.72</text:p>
          </table:table-cell>
          <table:table-cell office:value-type="float" office:value="45.023" calcext:value-type="float">
            <text:p>45.023</text:p>
          </table:table-cell>
          <table:table-cell table:number-columns-repeated="6"/>
          <table:table-cell office:value-type="float" office:value="725.81" calcext:value-type="float">
            <text:p>725.81</text:p>
          </table:table-cell>
          <table:table-cell office:value-type="float" office:value="484.21" calcext:value-type="float">
            <text:p>484.21</text:p>
          </table:table-cell>
        </table:table-row>
        <table:table-row table:style-name="ro1">
          <table:table-cell table:number-columns-repeated="7"/>
          <table:table-cell office:value-type="float" office:value="466.7" calcext:value-type="float">
            <text:p>466.7</text:p>
          </table:table-cell>
          <table:table-cell office:value-type="float" office:value="23.291" calcext:value-type="float">
            <text:p>23.291</text:p>
          </table:table-cell>
          <table:table-cell table:number-columns-repeated="6"/>
          <table:table-cell office:value-type="float" office:value="1085.8" calcext:value-type="float">
            <text:p>1085.8</text:p>
          </table:table-cell>
          <table:table-cell office:value-type="float" office:value="337.81" calcext:value-type="float">
            <text:p>337.81</text:p>
          </table:table-cell>
        </table:table-row>
        <table:table-row table:style-name="ro1">
          <table:table-cell table:number-columns-repeated="7"/>
          <table:table-cell office:value-type="float" office:value="491.35" calcext:value-type="float">
            <text:p>491.35</text:p>
          </table:table-cell>
          <table:table-cell office:value-type="float" office:value="-7.6938" calcext:value-type="float">
            <text:p>-7.6938</text:p>
          </table:table-cell>
          <table:table-cell table:number-columns-repeated="6"/>
          <table:table-cell office:value-type="float" office:value="1385.8" calcext:value-type="float">
            <text:p>1385.8</text:p>
          </table:table-cell>
          <table:table-cell office:value-type="float" office:value="250.26" calcext:value-type="float">
            <text:p>250.26</text:p>
          </table:table-cell>
        </table:table-row>
        <table:table-row table:style-name="ro1">
          <table:table-cell table:number-columns-repeated="7"/>
          <table:table-cell office:value-type="float" office:value="513.74" calcext:value-type="float">
            <text:p>513.74</text:p>
          </table:table-cell>
          <table:table-cell office:value-type="float" office:value="-28.812" calcext:value-type="float">
            <text:p>-28.812</text:p>
          </table:table-cell>
          <table:table-cell table:number-columns-repeated="6"/>
          <table:table-cell office:value-type="float" office:value="1685.8" calcext:value-type="float">
            <text:p>1685.8</text:p>
          </table:table-cell>
          <table:table-cell office:value-type="float" office:value="185.39" calcext:value-type="float">
            <text:p>185.39</text:p>
          </table:table-cell>
        </table:table-row>
        <table:table-row table:style-name="ro1">
          <table:table-cell table:number-columns-repeated="7"/>
          <table:table-cell office:value-type="float" office:value="536.32" calcext:value-type="float">
            <text:p>536.32</text:p>
          </table:table-cell>
          <table:table-cell office:value-type="float" office:value="-33.301" calcext:value-type="float">
            <text:p>-33.301</text:p>
          </table:table-cell>
          <table:table-cell table:number-columns-repeated="6"/>
          <table:table-cell office:value-type="float" office:value="2045.8" calcext:value-type="float">
            <text:p>2045.8</text:p>
          </table:table-cell>
          <table:table-cell office:value-type="float" office:value="129.34" calcext:value-type="float">
            <text:p>129.34</text:p>
          </table:table-cell>
        </table:table-row>
        <table:table-row table:style-name="ro1">
          <table:table-cell table:number-columns-repeated="7"/>
          <table:table-cell office:value-type="float" office:value="565.85" calcext:value-type="float">
            <text:p>565.85</text:p>
          </table:table-cell>
          <table:table-cell office:value-type="float" office:value="-15.776" calcext:value-type="float">
            <text:p>-15.776</text:p>
          </table:table-cell>
          <table:table-cell table:number-columns-repeated="6"/>
          <table:table-cell office:value-type="float" office:value="2525.8" calcext:value-type="float">
            <text:p>2525.8</text:p>
          </table:table-cell>
          <table:table-cell office:value-type="float" office:value="80.028" calcext:value-type="float">
            <text:p>80.028</text:p>
          </table:table-cell>
        </table:table-row>
        <table:table-row table:style-name="ro1">
          <table:table-cell table:number-columns-repeated="15"/>
          <table:table-cell office:value-type="float" office:value="2825.8" calcext:value-type="float">
            <text:p>2825.8</text:p>
          </table:table-cell>
          <table:table-cell office:value-type="float" office:value="59.288" calcext:value-type="float">
            <text:p>59.288</text:p>
          </table:table-cell>
        </table:table-row>
        <table:table-row table:style-name="ro1">
          <table:table-cell table:number-columns-repeated="15"/>
          <table:table-cell office:value-type="float" office:value="3128.7" calcext:value-type="float">
            <text:p>3128.7</text:p>
          </table:table-cell>
          <table:table-cell office:value-type="float" office:value="43.718" calcext:value-type="float">
            <text:p>43.718</text:p>
          </table:table-cell>
        </table:table-row>
        <table:table-row table:style-name="ro1">
          <table:table-cell table:number-columns-repeated="15"/>
          <table:table-cell office:value-type="float" office:value="3828.7" calcext:value-type="float">
            <text:p>3828.7</text:p>
          </table:table-cell>
          <table:table-cell office:value-type="float" office:value="21.708" calcext:value-type="float">
            <text:p>21.708</text:p>
          </table:table-cell>
        </table:table-row>
        <table:table-row table:style-name="ro1">
          <table:table-cell table:number-columns-repeated="15"/>
          <table:table-cell office:value-type="float" office:value="4328.7" calcext:value-type="float">
            <text:p>4328.7</text:p>
          </table:table-cell>
          <table:table-cell office:value-type="float" office:value="13.156" calcext:value-type="float">
            <text:p>13.156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RLC fatto nuovamente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Hz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z</text:p>
          </table:table-cell>
          <table:table-cell table:number-columns-repeated="7"/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RLC</text:p>
          </table:table-cell>
          <table:table-cell/>
          <table:table-cell table:style-name="Default" office:value-type="string" calcext:value-type="string">
            <text:p>Sottosmorzato</text:p>
          </table:table-cell>
          <table:table-cell office:value-type="string" calcext:value-type="string">
            <text:p>mV/div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Criticamente</text:p>
          </table:table-cell>
          <table:table-cell table:number-columns-repeated="2"/>
          <table:table-cell office:value-type="string" calcext:value-type="string">
            <text:p>mV/div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Sovrasmorzato</text:p>
          </table:table-cell>
          <table:table-cell table:number-columns-repeated="2"/>
          <table:table-cell office:value-type="string" calcext:value-type="string">
            <text:p>mV/di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hm</text:p>
          </table:table-cell>
          <table:table-cell office:value-type="string" calcext:value-type="string">
            <text:p>micro</text:p>
          </table:table-cell>
          <table:table-cell/>
          <table:table-cell table:style-name="Default" office:value-type="string" calcext:value-type="string">
            <text:p>mill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/>
          <table:table-cell office:value-type="string" calcext:value-type="string">
            <text:p>milli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/>
          <table:table-cell office:value-type="string" calcext:value-type="string">
            <text:p>milli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olt per divisione</text:p>
          </table:table-cell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V R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V R</text:p>
          </table:table-cell>
          <table:table-cell table:number-columns-repeated="4"/>
          <table:table-cell office:value-type="string" calcext:value-type="string">
            <text:p>3k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V R</text:p>
          </table:table-cell>
          <table:table-cell/>
          <table:table-cell office:value-type="string" calcext:value-type="string">
            <text:p>500mV</text:p>
          </table:table-cell>
          <table:table-cell office:value-type="string" calcext:value-type="string">
            <text:p>100 micro s</text:p>
          </table:table-cell>
          <table:table-cell table:style-name="ce1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([.$C$22]*1000000+[.$C$23]*[.D6]+[.$C$24]*0.001)/SQRT(3)" office:value-type="float" office:value="1.15735634961752" calcext:value-type="float">
            <text:p>1.15735634961752</text:p>
          </table:table-cell>
          <table:table-cell office:value-type="float" office:value="20" calcext:value-type="float">
            <text:p>20.0</text:p>
          </table:table-cell>
          <table:table-cell table:formula="of:=ABS([.F6]*0.03+0.05*[.$G$4]*0.001)/SQRT(3)" office:value-type="float" office:value="0.346987511782965" calcext:value-type="float">
            <text:p>0.346987511782965</text:p>
          </table:table-cell>
          <table:table-cell table:number-columns-repeated="3"/>
          <table:table-cell office:value-type="string" calcext:value-type="string">
            <text:p>400+40+20+4+3+2+1</text:p>
          </table:table-cell>
          <table:table-cell office:value-type="float" office:value="20" calcext:value-type="float">
            <text:p>20</text:p>
          </table:table-cell>
          <table:table-cell table:formula="of:=([.$C$22]*1000000+[.$C$23]*[.L6]+[.$C$24]*0.001)/SQRT(3)" office:value-type="float" office:value="1.15620164907914" calcext:value-type="float">
            <text:p>1.15620164907914</text:p>
          </table:table-cell>
          <table:table-cell office:value-type="float" office:value="300" calcext:value-type="float">
            <text:p>300</text:p>
          </table:table-cell>
          <table:table-cell table:formula="of:=ABS([.N6]*0.03+0.05*[.$O$4])/SQRT(3)" office:value-type="float" office:value="19.6299091524473" calcext:value-type="float">
            <text:p>19.629909152447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([.$C$22]*1000000+[.$C$23]*[.T6]+[.$C$24]*0.001)/SQRT(3)" office:value-type="float" office:value="1.15550882875612" calcext:value-type="float">
            <text:p>1.15550882875612</text:p>
          </table:table-cell>
          <table:table-cell office:value-type="float" office:value="80" calcext:value-type="float">
            <text:p>80</text:p>
          </table:table-cell>
          <table:table-cell table:formula="of:=ABS([.V6]*0.03+0.05*[.$W$4])/SQRT(3)" office:value-type="float" office:value="15.8193973757957" calcext:value-type="float">
            <text:p>15.81939737579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+3+2+1</text:p>
          </table:table-cell>
          <table:table-cell office:value-type="float" office:value="60" calcext:value-type="float">
            <text:p>60</text:p>
          </table:table-cell>
          <table:table-cell table:formula="of:=([.$C$22]*1000000+[.$C$23]*[.D7]+[.$C$24]*0.001)/SQRT(3)" office:value-type="float" office:value="1.1585110501559" calcext:value-type="float">
            <text:p>1.1585110501559</text:p>
          </table:table-cell>
          <table:table-cell office:value-type="float" office:value="28" calcext:value-type="float">
            <text:p>28.0</text:p>
          </table:table-cell>
          <table:table-cell table:formula="of:=ABS([.F7]*0.03+0.05*[.$G$4]*0.001)/SQRT(3)" office:value-type="float" office:value="0.485551576388475" calcext:value-type="float">
            <text:p>0.48555157638847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([.$C$22]*1000000+[.$C$23]*[.L7]+[.$C$24]*0.001)/SQRT(3)" office:value-type="float" office:value="1.15735634961752" calcext:value-type="float">
            <text:p>1.15735634961752</text:p>
          </table:table-cell>
          <table:table-cell office:value-type="float" office:value="640" calcext:value-type="float">
            <text:p>640</text:p>
          </table:table-cell>
          <table:table-cell table:formula="of:=ABS([.N7]*0.03+0.05*[.$O$4])/SQRT(3)" office:value-type="float" office:value="25.5188818981815" calcext:value-type="float">
            <text:p>25.51888189818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([.$C$22]*1000000+[.$C$23]*[.T7]+[.$C$24]*0.001)/SQRT(3)" office:value-type="float" office:value="1.15573976886379" calcext:value-type="float">
            <text:p>1.15573976886379</text:p>
          </table:table-cell>
          <table:table-cell office:value-type="float" office:value="560" calcext:value-type="float">
            <text:p>560</text:p>
          </table:table-cell>
          <table:table-cell table:formula="of:=ABS([.V7]*0.03+0.05*[.$W$4])/SQRT(3)" office:value-type="float" office:value="24.1332412521264" calcext:value-type="float">
            <text:p>24.1332412521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([.$C$22]*1000000+[.$C$23]*[.D8]+[.$C$24]*0.001)/SQRT(3)" office:value-type="float" office:value="1.16082045123266" calcext:value-type="float">
            <text:p>1.16082045123266</text:p>
          </table:table-cell>
          <table:table-cell office:value-type="float" office:value="43.2" calcext:value-type="float">
            <text:p>43.2</text:p>
          </table:table-cell>
          <table:table-cell table:formula="of:=ABS([.F8]*0.03+0.05*[.$G$4]*0.001)/SQRT(3)" office:value-type="float" office:value="0.748823299138945" calcext:value-type="float">
            <text:p>0.7488232991389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J8]*0.01+0.2)/SQRT(3)" office:value-type="float" office:value="0.121243556529821" calcext:value-type="float">
            <text:p>0.121243556529821</text:p>
          </table:table-cell>
          <table:table-cell office:value-type="float" office:value="50" calcext:value-type="float">
            <text:p>50</text:p>
          </table:table-cell>
          <table:table-cell table:formula="of:=([.$C$22]*1000000+[.$C$23]*[.L8]+[.$C$24]*0.001)/SQRT(3)" office:value-type="float" office:value="1.15793369988671" calcext:value-type="float">
            <text:p>1.15793369988671</text:p>
          </table:table-cell>
          <table:table-cell office:value-type="float" office:value="760" calcext:value-type="float">
            <text:p>760</text:p>
          </table:table-cell>
          <table:table-cell table:formula="of:=ABS([.N8]*0.03+0.05*[.$O$4])/SQRT(3)" office:value-type="float" office:value="27.5973428672641" calcext:value-type="float">
            <text:p>27.597342867264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formula="of:=([.R8]*0.01+0.2)/SQRT(3)" office:value-type="float" office:value="17.4359781295267" calcext:value-type="float">
            <text:p>17.4359781295267</text:p>
          </table:table-cell>
          <table:table-cell office:value-type="float" office:value="16" calcext:value-type="float">
            <text:p>16</text:p>
          </table:table-cell>
          <table:table-cell table:formula="of:=([.$C$22]*1000000+[.$C$23]*[.T8]+[.$C$24]*0.001)/SQRT(3)" office:value-type="float" office:value="1.15597070897147" calcext:value-type="float">
            <text:p>1.15597070897147</text:p>
          </table:table-cell>
          <table:table-cell office:value-type="float" office:value="940" calcext:value-type="float">
            <text:p>940</text:p>
          </table:table-cell>
          <table:table-cell table:formula="of:=ABS([.V8]*0.03+0.05*[.$W$4])/SQRT(3)" office:value-type="float" office:value="30.7150343208881" calcext:value-type="float">
            <text:p>30.7150343208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9]*0.01+0.2)/SQRT(3)" office:value-type="float" office:value="0.121243556529821" calcext:value-type="float">
            <text:p>0.121243556529821</text:p>
          </table:table-cell>
          <table:table-cell office:value-type="float" office:value="140" calcext:value-type="float">
            <text:p>140</text:p>
          </table:table-cell>
          <table:table-cell table:formula="of:=([.$C$22]*1000000+[.$C$23]*[.D9]+[.$C$24]*0.001)/SQRT(3)" office:value-type="float" office:value="1.16312985230942" calcext:value-type="float">
            <text:p>1.16312985230942</text:p>
          </table:table-cell>
          <table:table-cell office:value-type="float" office:value="54.4" calcext:value-type="float">
            <text:p>54.4</text:p>
          </table:table-cell>
          <table:table-cell table:formula="of:=ABS([.F9]*0.03+0.05*[.$G$4]*0.001)/SQRT(3)" office:value-type="float" office:value="0.942812989586659" calcext:value-type="float">
            <text:p>0.9428129895866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J9]*0.01+0.2)/SQRT(3)" office:value-type="float" office:value="0.127017059221718" calcext:value-type="float">
            <text:p>0.127017059221718</text:p>
          </table:table-cell>
          <table:table-cell office:value-type="float" office:value="70" calcext:value-type="float">
            <text:p>70</text:p>
          </table:table-cell>
          <table:table-cell table:formula="of:=([.$C$22]*1000000+[.$C$23]*[.L9]+[.$C$24]*0.001)/SQRT(3)" office:value-type="float" office:value="1.15908840042509" calcext:value-type="float">
            <text:p>1.15908840042509</text:p>
          </table:table-cell>
          <table:table-cell office:value-type="float" office:value="960" calcext:value-type="float">
            <text:p>960</text:p>
          </table:table-cell>
          <table:table-cell table:formula="of:=ABS([.N9]*0.03+0.05*[.$O$4])/SQRT(3)" office:value-type="float" office:value="31.0614444824019" calcext:value-type="float">
            <text:p>31.061444482401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([.$C$22]*1000000+[.$C$23]*[.T9]+[.$C$24]*0.001)/SQRT(3)" office:value-type="float" office:value="1.15643258918682" calcext:value-type="float">
            <text:p>1.15643258918682</text:p>
          </table:table-cell>
          <table:table-cell office:value-type="float" office:value="1400" calcext:value-type="float">
            <text:p>1400</text:p>
          </table:table-cell>
          <table:table-cell table:formula="of:=ABS([.V9]*0.03+0.05*[.$W$4])/SQRT(3)" office:value-type="float" office:value="38.6824680357049" calcext:value-type="float">
            <text:p>38.6824680357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10]*0.01+0.2)/SQRT(3)" office:value-type="float" office:value="0.127017059221718" calcext:value-type="float">
            <text:p>0.127017059221718</text:p>
          </table:table-cell>
          <table:table-cell office:value-type="float" office:value="180" calcext:value-type="float">
            <text:p>180</text:p>
          </table:table-cell>
          <table:table-cell table:formula="of:=([.$C$22]*1000000+[.$C$23]*[.D10]+[.$C$24]*0.001)/SQRT(3)" office:value-type="float" office:value="1.16543925338618" calcext:value-type="float">
            <text:p>1.16543925338618</text:p>
          </table:table-cell>
          <table:table-cell office:value-type="float" office:value="62.4" calcext:value-type="float">
            <text:p>62.4</text:p>
          </table:table-cell>
          <table:table-cell table:formula="of:=ABS([.F10]*0.03+0.05*[.$G$4]*0.001)/SQRT(3)" office:value-type="float" office:value="1.08137705419217" calcext:value-type="float">
            <text:p>1.081377054192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J10]*0.01+0.2)/SQRT(3)" office:value-type="float" office:value="0.132790561913614" calcext:value-type="float">
            <text:p>0.132790561913614</text:p>
          </table:table-cell>
          <table:table-cell office:value-type="float" office:value="110" calcext:value-type="float">
            <text:p>110</text:p>
          </table:table-cell>
          <table:table-cell table:formula="of:=([.$C$22]*1000000+[.$C$23]*[.L10]+[.$C$24]*0.001)/SQRT(3)" office:value-type="float" office:value="1.16139780150185" calcext:value-type="float">
            <text:p>1.16139780150185</text:p>
          </table:table-cell>
          <table:table-cell office:value-type="float" office:value="1200" calcext:value-type="float">
            <text:p>1200</text:p>
          </table:table-cell>
          <table:table-cell table:formula="of:=ABS([.N10]*0.03+0.05*[.$O$4])/SQRT(3)" office:value-type="float" office:value="35.2183664205672" calcext:value-type="float">
            <text:p>35.218366420567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([.$C$22]*1000000+[.$C$23]*[.T10]+[.$C$24]*0.001)/SQRT(3)" office:value-type="float" office:value="1.15689446940217" calcext:value-type="float">
            <text:p>1.15689446940217</text:p>
          </table:table-cell>
          <table:table-cell office:value-type="float" office:value="1660" calcext:value-type="float">
            <text:p>1660</text:p>
          </table:table-cell>
          <table:table-cell table:formula="of:=ABS([.V10]*0.03+0.05*[.$W$4])/SQRT(3)" office:value-type="float" office:value="43.185800135384" calcext:value-type="float">
            <text:p>43.185800135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11]*0.01+0.2)/SQRT(3)" office:value-type="float" office:value="0.132790561913614" calcext:value-type="float">
            <text:p>0.132790561913614</text:p>
          </table:table-cell>
          <table:table-cell office:value-type="float" office:value="260" calcext:value-type="float">
            <text:p>260</text:p>
          </table:table-cell>
          <table:table-cell table:formula="of:=([.$C$22]*1000000+[.$C$23]*[.D11]+[.$C$24]*0.001)/SQRT(3)" office:value-type="float" office:value="1.1700580555397" calcext:value-type="float">
            <text:p>1.1700580555397</text:p>
          </table:table-cell>
          <table:table-cell office:value-type="float" office:value="68" calcext:value-type="float">
            <text:p>68.0</text:p>
          </table:table-cell>
          <table:table-cell table:formula="of:=ABS([.F11]*0.03+0.05*[.$G$4]*0.001)/SQRT(3)" office:value-type="float" office:value="1.17837189941603" calcext:value-type="float">
            <text:p>1.178371899416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J11]*0.01+0.2)/SQRT(3)" office:value-type="float" office:value="0.13856406460551" calcext:value-type="float">
            <text:p>0.13856406460551</text:p>
          </table:table-cell>
          <table:table-cell office:value-type="float" office:value="130" calcext:value-type="float">
            <text:p>130</text:p>
          </table:table-cell>
          <table:table-cell table:formula="of:=([.$C$22]*1000000+[.$C$23]*[.L11]+[.$C$24]*0.001)/SQRT(3)" office:value-type="float" office:value="1.16255250204023" calcext:value-type="float">
            <text:p>1.16255250204023</text:p>
          </table:table-cell>
          <table:table-cell office:value-type="float" office:value="1280" calcext:value-type="float">
            <text:p>1280</text:p>
          </table:table-cell>
          <table:table-cell table:formula="of:=ABS([.N11]*0.03+0.05*[.$O$4])/SQRT(3)" office:value-type="float" office:value="36.6040070666223" calcext:value-type="float">
            <text:p>36.6040070666223</text:p>
          </table:table-cell>
          <table:table-cell/>
          <table:table-cell office:value-type="string" calcext:value-type="string">
            <text:p>Interpol</text:p>
          </table:table-cell>
          <table:table-cell office:value-type="string" calcext:value-type="string">
            <text:p>10 8 1 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([.$C$22]*1000000+[.$C$23]*[.T11]+[.$C$24]*0.001)/SQRT(3)" office:value-type="float" office:value="1.1575872897252" calcext:value-type="float">
            <text:p>1.1575872897252</text:p>
          </table:table-cell>
          <table:table-cell office:value-type="float" office:value="1820" calcext:value-type="float">
            <text:p>1820</text:p>
          </table:table-cell>
          <table:table-cell table:formula="of:=ABS([.V11]*0.03+0.05*[.$W$4])/SQRT(3)" office:value-type="float" office:value="45.9570814274942" calcext:value-type="float">
            <text:p>45.95708142749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12]*0.01+0.2)/SQRT(3)" office:value-type="float" office:value="0.13856406460551" calcext:value-type="float">
            <text:p>0.13856406460551</text:p>
          </table:table-cell>
          <table:table-cell office:value-type="float" office:value="300" calcext:value-type="float">
            <text:p>300</text:p>
          </table:table-cell>
          <table:table-cell table:formula="of:=([.$C$22]*1000000+[.$C$23]*[.D12]+[.$C$24]*0.001)/SQRT(3)" office:value-type="float" office:value="1.17236745661645" calcext:value-type="float">
            <text:p>1.17236745661645</text:p>
          </table:table-cell>
          <table:table-cell office:value-type="float" office:value="66.4" calcext:value-type="float">
            <text:p>66.4</text:p>
          </table:table-cell>
          <table:table-cell table:formula="of:=ABS([.F12]*0.03+0.05*[.$G$4]*0.001)/SQRT(3)" office:value-type="float" office:value="1.15065908649492" calcext:value-type="float">
            <text:p>1.1506590864949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J12]*0.01+0.2)/SQRT(3)" office:value-type="float" office:value="0.23094010767585" calcext:value-type="float">
            <text:p>0.23094010767585</text:p>
          </table:table-cell>
          <table:table-cell office:value-type="float" office:value="180" calcext:value-type="float">
            <text:p>180</text:p>
          </table:table-cell>
          <table:table-cell table:formula="of:=([.$C$22]*1000000+[.$C$23]*[.L12]+[.$C$24]*0.001)/SQRT(3)" office:value-type="float" office:value="1.16543925338618" calcext:value-type="float">
            <text:p>1.16543925338618</text:p>
          </table:table-cell>
          <table:table-cell office:value-type="float" office:value="1320" calcext:value-type="float">
            <text:p>1320</text:p>
          </table:table-cell>
          <table:table-cell table:formula="of:=ABS([.N12]*0.03+0.05*[.$O$4])/SQRT(3)" office:value-type="float" office:value="37.2968273896498" calcext:value-type="float">
            <text:p>37.296827389649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.12742131982595" calcext:value-type="float">
            <text:p>2.12742131982595</text:p>
          </table:table-cell>
          <table:table-cell office:value-type="float" office:value="0.0237036417199213" calcext:value-type="float">
            <text:p>0.023703641719921</text:p>
          </table:table-cell>
          <table:table-cell office:value-type="float" office:value="60" calcext:value-type="float">
            <text:p>60</text:p>
          </table:table-cell>
          <table:table-cell table:formula="of:=([.$C$22]*1000000+[.$C$23]*[.T12]+[.$C$24]*0.001)/SQRT(3)" office:value-type="float" office:value="1.1585110501559" calcext:value-type="float">
            <text:p>1.1585110501559</text:p>
          </table:table-cell>
          <table:table-cell office:value-type="float" office:value="1880" calcext:value-type="float">
            <text:p>1880</text:p>
          </table:table-cell>
          <table:table-cell table:formula="of:=ABS([.V12]*0.03+0.05*[.$W$4])/SQRT(3)" office:value-type="float" office:value="46.9963119120355" calcext:value-type="float">
            <text:p>46.99631191203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formula="of:=([.$C$22]*1000000+[.$C$23]*[.D13]+[.$C$24]*0.001)/SQRT(3)" office:value-type="float" office:value="1.17583155823159" calcext:value-type="float">
            <text:p>1.17583155823159</text:p>
          </table:table-cell>
          <table:table-cell office:value-type="float" office:value="58.4" calcext:value-type="float">
            <text:p>58.4</text:p>
          </table:table-cell>
          <table:table-cell table:formula="of:=ABS([.F13]*0.03+0.05*[.$G$4]*0.001)/SQRT(3)" office:value-type="float" office:value="1.01209502188941" calcext:value-type="float">
            <text:p>1.0120950218894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J13]*0.01+0.2)/SQRT(3)" office:value-type="float" office:value="0.346410161513775" calcext:value-type="float">
            <text:p>0.346410161513775</text:p>
          </table:table-cell>
          <table:table-cell office:value-type="float" office:value="230" calcext:value-type="float">
            <text:p>230</text:p>
          </table:table-cell>
          <table:table-cell table:formula="of:=([.$C$22]*1000000+[.$C$23]*[.L13]+[.$C$24]*0.001)/SQRT(3)" office:value-type="float" office:value="1.16832600473213" calcext:value-type="float">
            <text:p>1.16832600473213</text:p>
          </table:table-cell>
          <table:table-cell office:value-type="float" office:value="1280" calcext:value-type="float">
            <text:p>1280</text:p>
          </table:table-cell>
          <table:table-cell table:formula="of:=ABS([.N13]*0.03+0.05*[.$O$4])/SQRT(3)" office:value-type="float" office:value="36.6040070666223" calcext:value-type="float">
            <text:p>36.604007066622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0.373378852463461" calcext:value-type="float">
            <text:p>-0.373378852463461</text:p>
          </table:table-cell>
          <table:table-cell office:value-type="float" office:value="0.0136400103773663" calcext:value-type="float">
            <text:p>0.013640010377366</text:p>
          </table:table-cell>
          <table:table-cell office:value-type="float" office:value="132" calcext:value-type="float">
            <text:p>132</text:p>
          </table:table-cell>
          <table:table-cell table:formula="of:=([.$C$22]*1000000+[.$C$23]*[.T13]+[.$C$24]*0.001)/SQRT(3)" office:value-type="float" office:value="1.16266797209407" calcext:value-type="float">
            <text:p>1.16266797209407</text:p>
          </table:table-cell>
          <table:table-cell office:value-type="float" office:value="1840" calcext:value-type="float">
            <text:p>1840</text:p>
          </table:table-cell>
          <table:table-cell table:formula="of:=ABS([.V13]*0.03+0.05*[.$W$4])/SQRT(3)" office:value-type="float" office:value="46.303491589008" calcext:value-type="float">
            <text:p>46.3034915890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formula="of:=([.$C$22]*1000000+[.$C$23]*[.D14]+[.$C$24]*0.001)/SQRT(3)" office:value-type="float" office:value="1.17814095930835" calcext:value-type="float">
            <text:p>1.17814095930835</text:p>
          </table:table-cell>
          <table:table-cell office:value-type="float" office:value="49.6" calcext:value-type="float">
            <text:p>49.6</text:p>
          </table:table-cell>
          <table:table-cell table:formula="of:=ABS([.F14]*0.03+0.05*[.$G$4]*0.001)/SQRT(3)" office:value-type="float" office:value="0.859674550823353" calcext:value-type="float">
            <text:p>0.859674550823353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([.J14]*0.01+0.2)/SQRT(3)" office:value-type="float" office:value="2.42487113059643" calcext:value-type="float">
            <text:p>2.42487113059643</text:p>
          </table:table-cell>
          <table:table-cell office:value-type="float" office:value="260" calcext:value-type="float">
            <text:p>260</text:p>
          </table:table-cell>
          <table:table-cell table:formula="of:=([.$C$22]*1000000+[.$C$23]*[.L14]+[.$C$24]*0.001)/SQRT(3)" office:value-type="float" office:value="1.1700580555397" calcext:value-type="float">
            <text:p>1.1700580555397</text:p>
          </table:table-cell>
          <table:table-cell office:value-type="float" office:value="1220" calcext:value-type="float">
            <text:p>1220</text:p>
          </table:table-cell>
          <table:table-cell table:formula="of:=ABS([.N14]*0.03+0.05*[.$O$4])/SQRT(3)" office:value-type="float" office:value="35.564776582081" calcext:value-type="float">
            <text:p>35.5647765820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57620298078419" calcext:value-type="float">
            <text:p>3.57620298078419</text:p>
          </table:table-cell>
          <table:table-cell office:value-type="float" office:value="0.393557638422222" calcext:value-type="float">
            <text:p>0.393557638422222</text:p>
          </table:table-cell>
          <table:table-cell table:number-columns-repeated="5"/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/>
          <table:table-cell table:formula="of:=SUM([.B9:.B12])" office:value-type="float" office:value="10" calcext:value-type="float">
            <text:p>10</text:p>
          </table:table-cell>
          <table:table-cell table:formula="of:=SQRT(SUMSQ([.C9:.C12]))" office:value-type="float" office:value="0.260128173535022" calcext:value-type="float">
            <text:p>0.260128173535022</text:p>
          </table:table-cell>
          <table:table-cell office:value-type="float" office:value="440" calcext:value-type="float">
            <text:p>440</text:p>
          </table:table-cell>
          <table:table-cell table:formula="of:=([.$C$22]*1000000+[.$C$23]*[.D15]+[.$C$24]*0.001)/SQRT(3)" office:value-type="float" office:value="1.18045036038511" calcext:value-type="float">
            <text:p>1.18045036038511</text:p>
          </table:table-cell>
          <table:table-cell office:value-type="float" office:value="40" calcext:value-type="float">
            <text:p>40.0</text:p>
          </table:table-cell>
          <table:table-cell table:formula="of:=ABS([.F15]*0.03+0.05*[.$G$4]*0.001)/SQRT(3)" office:value-type="float" office:value="0.69339767329674" calcext:value-type="float">
            <text:p>0.69339767329674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formula="of:=([.$C$22]*1000000+[.$C$23]*[.L15]+[.$C$24]*0.001)/SQRT(3)" office:value-type="float" office:value="1.17236745661645" calcext:value-type="float">
            <text:p>1.17236745661645</text:p>
          </table:table-cell>
          <table:table-cell office:value-type="float" office:value="1140" calcext:value-type="float">
            <text:p>1140</text:p>
          </table:table-cell>
          <table:table-cell table:formula="of:=ABS([.N15]*0.03+0.05*[.$O$4])/SQRT(3)" office:value-type="float" office:value="34.1791359360258" calcext:value-type="float">
            <text:p>34.1791359360258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79.3158896204497" calcext:value-type="float">
            <text:p>-79.3158896204497</text:p>
          </table:table-cell>
          <table:table-cell office:value-type="float" office:value="7.02854427716718" calcext:value-type="float">
            <text:p>7.02854427716718</text:p>
          </table:table-cell>
          <table:table-cell office:value-type="float" office:value="320" calcext:value-type="float">
            <text:p>320</text:p>
          </table:table-cell>
          <table:table-cell table:formula="of:=([.$C$22]*1000000+[.$C$23]*[.T15]+[.$C$24]*0.001)/SQRT(3)" office:value-type="float" office:value="1.17352215715483" calcext:value-type="float">
            <text:p>1.17352215715483</text:p>
          </table:table-cell>
          <table:table-cell office:value-type="float" office:value="1720" calcext:value-type="float">
            <text:p>1720</text:p>
          </table:table-cell>
          <table:table-cell table:formula="of:=ABS([.V15]*0.03+0.05*[.$W$4])/SQRT(3)" office:value-type="float" office:value="44.2250306199253" calcext:value-type="float">
            <text:p>44.2250306199253</text:p>
          </table:table-cell>
          <table:table-cell/>
          <table:table-cell office:value-type="string" calcext:value-type="string">
            <text:p>1 milli s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0" calcext:value-type="float">
            <text:p>480</text:p>
          </table:table-cell>
          <table:table-cell table:formula="of:=([.$C$22]*1000000+[.$C$23]*[.D16]+[.$C$24]*0.001)/SQRT(3)" office:value-type="float" office:value="1.18275976146187" calcext:value-type="float">
            <text:p>1.18275976146187</text:p>
          </table:table-cell>
          <table:table-cell office:value-type="float" office:value="29.6" calcext:value-type="float">
            <text:p>29.6</text:p>
          </table:table-cell>
          <table:table-cell table:formula="of:=ABS([.F16]*0.03+0.05*[.$G$4]*0.001)/SQRT(3)" office:value-type="float" office:value="0.513264389309577" calcext:value-type="float">
            <text:p>0.513264389309577</text:p>
          </table:table-cell>
          <table:table-cell table:number-columns-repeated="2"/>
          <table:table-cell table:formula="of:=SUM([.J8:.J14])" office:value-type="float" office:value="470" calcext:value-type="float">
            <text:p>470</text:p>
          </table:table-cell>
          <table:table-cell table:formula="of:=SQRT(SUMSQ([.K8:.K14]))" office:value-type="float" office:value="2.47406548013588" calcext:value-type="float">
            <text:p>2.47406548013588</text:p>
          </table:table-cell>
          <table:table-cell office:value-type="float" office:value="380" calcext:value-type="float">
            <text:p>380</text:p>
          </table:table-cell>
          <table:table-cell table:formula="of:=([.$C$22]*1000000+[.$C$23]*[.L16]+[.$C$24]*0.001)/SQRT(3)" office:value-type="float" office:value="1.17698625876997" calcext:value-type="float">
            <text:p>1.17698625876997</text:p>
          </table:table-cell>
          <table:table-cell office:value-type="float" office:value="960" calcext:value-type="float">
            <text:p>960</text:p>
          </table:table-cell>
          <table:table-cell table:formula="of:=ABS([.N16]*0.03+0.05*[.$O$4])/SQRT(3)" office:value-type="float" office:value="31.0614444824019" calcext:value-type="float">
            <text:p>31.061444482401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-0.167022308699682" calcext:value-type="float">
            <text:p>-0.167022308699682</text:p>
          </table:table-cell>
          <table:table-cell office:value-type="float" office:value="0.0266137907952924" calcext:value-type="float">
            <text:p>0.026613790795292</text:p>
          </table:table-cell>
          <table:table-cell office:value-type="float" office:value="480" calcext:value-type="float">
            <text:p>480</text:p>
          </table:table-cell>
          <table:table-cell table:formula="of:=([.$C$22]*1000000+[.$C$23]*[.T16]+[.$C$24]*0.001)/SQRT(3)" office:value-type="float" office:value="1.18275976146187" calcext:value-type="float">
            <text:p>1.18275976146187</text:p>
          </table:table-cell>
          <table:table-cell office:value-type="float" office:value="1620" calcext:value-type="float">
            <text:p>1620</text:p>
          </table:table-cell>
          <table:table-cell table:formula="of:=ABS([.V16]*0.03+0.05*[.$W$4])/SQRT(3)" office:value-type="float" office:value="42.4929798123565" calcext:value-type="float">
            <text:p>42.4929798123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([.$C$22]*1000000+[.$C$23]*[.D17]+[.$C$24]*0.001)/SQRT(3)" office:value-type="float" office:value="1.18391446200025" calcext:value-type="float">
            <text:p>1.18391446200025</text:p>
          </table:table-cell>
          <table:table-cell office:value-type="float" office:value="24" calcext:value-type="float">
            <text:p>24.0</text:p>
          </table:table-cell>
          <table:table-cell table:formula="of:=ABS([.F17]*0.03+0.05*[.$G$4]*0.001)/SQRT(3)" office:value-type="float" office:value="0.41626954408572" calcext:value-type="float">
            <text:p>0.41626954408572</text:p>
          </table:table-cell>
          <table:table-cell table:number-columns-repeated="4"/>
          <table:table-cell office:value-type="float" office:value="410" calcext:value-type="float">
            <text:p>410</text:p>
          </table:table-cell>
          <table:table-cell table:formula="of:=([.$C$22]*1000000+[.$C$23]*[.L17]+[.$C$24]*0.001)/SQRT(3)" office:value-type="float" office:value="1.17871830957754" calcext:value-type="float">
            <text:p>1.17871830957754</text:p>
          </table:table-cell>
          <table:table-cell office:value-type="float" office:value="900" calcext:value-type="float">
            <text:p>900</text:p>
          </table:table-cell>
          <table:table-cell table:formula="of:=ABS([.N17]*0.03+0.05*[.$O$4])/SQRT(3)" office:value-type="float" office:value="30.0222139978605" calcext:value-type="float">
            <text:p>30.0222139978605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 table:formula="of:=([.$C$22]*1000000+[.$C$23]*[.T17]+[.$C$24]*0.001)/SQRT(3)" office:value-type="float" office:value="1.18737856361538" calcext:value-type="float">
            <text:p>1.18737856361538</text:p>
          </table:table-cell>
          <table:table-cell office:value-type="float" office:value="1560" calcext:value-type="float">
            <text:p>1560</text:p>
          </table:table-cell>
          <table:table-cell table:formula="of:=ABS([.V17]*0.03+0.05*[.$W$4])/SQRT(3)" office:value-type="float" office:value="41.4537493278151" calcext:value-type="float">
            <text:p>41.4537493278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 table:formula="of:=([.$C$22]*1000000+[.$C$23]*[.D18]+[.$C$24]*0.001)/SQRT(3)" office:value-type="float" office:value="1.18506916253863" calcext:value-type="float">
            <text:p>1.18506916253863</text:p>
          </table:table-cell>
          <table:table-cell office:value-type="float" office:value="18.4" calcext:value-type="float">
            <text:p>18.4</text:p>
          </table:table-cell>
          <table:table-cell table:formula="of:=ABS([.F18]*0.03+0.05*[.$G$4]*0.001)/SQRT(3)" office:value-type="float" office:value="0.319274698861863" calcext:value-type="float">
            <text:p>0.319274698861863</text:p>
          </table:table-cell>
          <table:table-cell/>
          <table:table-cell office:value-type="string" calcext:value-type="string">
            <text:p>Interpol</text:p>
          </table:table-cell>
          <table:table-cell office:value-type="string" calcext:value-type="string">
            <text:p>9 7 1 1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([.$C$22]*1000000+[.$C$23]*[.L18]+[.$C$24]*0.001)/SQRT(3)" office:value-type="float" office:value="1.18218241119268" calcext:value-type="float">
            <text:p>1.18218241119268</text:p>
          </table:table-cell>
          <table:table-cell office:value-type="float" office:value="780" calcext:value-type="float">
            <text:p>780</text:p>
          </table:table-cell>
          <table:table-cell table:formula="of:=ABS([.N18]*0.03+0.05*[.$O$4])/SQRT(3)" office:value-type="float" office:value="27.9437530287779" calcext:value-type="float">
            <text:p>27.943753028777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39.8446342364566" calcext:value-type="float">
            <text:p>39.8446342364566</text:p>
          </table:table-cell>
          <table:table-cell office:value-type="float" office:value="3.51183302208884" calcext:value-type="float">
            <text:p>3.51183302208884</text:p>
          </table:table-cell>
          <table:table-cell office:value-type="float" office:value="680" calcext:value-type="float">
            <text:p>680</text:p>
          </table:table-cell>
          <table:table-cell table:formula="of:=([.$C$22]*1000000+[.$C$23]*[.T18]+[.$C$24]*0.001)/SQRT(3)" office:value-type="float" office:value="1.19430676684566" calcext:value-type="float">
            <text:p>1.19430676684566</text:p>
          </table:table-cell>
          <table:table-cell office:value-type="float" office:value="1480" calcext:value-type="float">
            <text:p>1480</text:p>
          </table:table-cell>
          <table:table-cell table:formula="of:=ABS([.V18]*0.03+0.05*[.$W$4])/SQRT(3)" office:value-type="float" office:value="40.06810868176" calcext:value-type="float">
            <text:p>40.068108681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0" calcext:value-type="float">
            <text:p>560</text:p>
          </table:table-cell>
          <table:table-cell table:formula="of:=([.$C$22]*1000000+[.$C$23]*[.D19]+[.$C$24]*0.001)/SQRT(3)" office:value-type="float" office:value="1.18737856361538" calcext:value-type="float">
            <text:p>1.18737856361538</text:p>
          </table:table-cell>
          <table:table-cell office:value-type="float" office:value="8" calcext:value-type="float">
            <text:p>8.0</text:p>
          </table:table-cell>
          <table:table-cell table:formula="of:=ABS([.F19]*0.03+0.05*[.$G$4]*0.001)/SQRT(3)" office:value-type="float" office:value="0.1391414148747" calcext:value-type="float">
            <text:p>0.139141414874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.07419980526346" calcext:value-type="float">
            <text:p>5.07419980526346</text:p>
          </table:table-cell>
          <table:table-cell office:value-type="float" office:value="0.0504547065340334" calcext:value-type="float">
            <text:p>0.050454706534033</text:p>
          </table:table-cell>
          <table:table-cell office:value-type="float" office:value="530" calcext:value-type="float">
            <text:p>530</text:p>
          </table:table-cell>
          <table:table-cell table:formula="of:=([.$C$22]*1000000+[.$C$23]*[.L19]+[.$C$24]*0.001)/SQRT(3)" office:value-type="float" office:value="1.18564651280782" calcext:value-type="float">
            <text:p>1.18564651280782</text:p>
          </table:table-cell>
          <table:table-cell office:value-type="float" office:value="660" calcext:value-type="float">
            <text:p>660</text:p>
          </table:table-cell>
          <table:table-cell table:formula="of:=ABS([.N19]*0.03+0.05*[.$O$4])/SQRT(3)" office:value-type="float" office:value="25.8652920596952" calcext:value-type="float">
            <text:p>25.8652920596952</text:p>
          </table:table-cell>
          <table:table-cell/>
          <table:table-cell office:value-type="string" calcext:value-type="string">
            <text:p>omega</text:p>
          </table:table-cell>
          <table:table-cell office:value-type="float" office:value="39.4712553839931" calcext:value-type="float">
            <text:p>39.4712553839931</text:p>
          </table:table-cell>
          <table:table-cell office:value-type="float" office:value="3.51672278946716" calcext:value-type="float">
            <text:p>3.51672278946716</text:p>
          </table:table-cell>
          <table:table-cell office:value-type="float" office:value="840" calcext:value-type="float">
            <text:p>840</text:p>
          </table:table-cell>
          <table:table-cell table:formula="of:=([.$C$22]*1000000+[.$C$23]*[.T19]+[.$C$24]*0.001)/SQRT(3)" office:value-type="float" office:value="1.20354437115269" calcext:value-type="float">
            <text:p>1.20354437115269</text:p>
          </table:table-cell>
          <table:table-cell office:value-type="float" office:value="1400" calcext:value-type="float">
            <text:p>1400</text:p>
          </table:table-cell>
          <table:table-cell table:formula="of:=ABS([.V19]*0.03+0.05*[.$W$4])/SQRT(3)" office:value-type="float" office:value="38.6824680357049" calcext:value-type="float">
            <text:p>38.68246803570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office:value-type="float" office:value="600" calcext:value-type="float">
            <text:p>600</text:p>
          </table:table-cell>
          <table:table-cell table:formula="of:=([.$C$22]*1000000+[.$C$23]*[.D20]+[.$C$24]*0.001)/SQRT(3)" office:value-type="float" office:value="1.18968796469214" calcext:value-type="float">
            <text:p>1.18968796469214</text:p>
          </table:table-cell>
          <table:table-cell office:value-type="float" office:value="2.4" calcext:value-type="float">
            <text:p>2.4</text:p>
          </table:table-cell>
          <table:table-cell table:formula="of:=ABS([.F20]*0.03+0.05*[.$G$4]*0.001)/SQRT(3)" office:value-type="float" office:value="0.0421465696508427" calcext:value-type="float">
            <text:p>0.042146569650843</text:p>
          </table:table-cell>
          <table:table-cell office:value-type="string" calcext:value-type="string">
            <text:p>eliminare?</text:p>
          </table:table-cell>
          <table:table-cell office:value-type="string" calcext:value-type="string">
            <text:p>V0/A</text:p>
          </table:table-cell>
          <table:table-cell office:value-type="float" office:value="17.5498799791736" calcext:value-type="float">
            <text:p>17.5498799791736</text:p>
          </table:table-cell>
          <table:table-cell office:value-type="float" office:value="0.273357931216439" calcext:value-type="float">
            <text:p>0.273357931216439</text:p>
          </table:table-cell>
          <table:table-cell office:value-type="float" office:value="570" calcext:value-type="float">
            <text:p>570</text:p>
          </table:table-cell>
          <table:table-cell table:formula="of:=([.$C$22]*1000000+[.$C$23]*[.L20]+[.$C$24]*0.001)/SQRT(3)" office:value-type="float" office:value="1.18795591388457" calcext:value-type="float">
            <text:p>1.18795591388457</text:p>
          </table:table-cell>
          <table:table-cell office:value-type="float" office:value="600" calcext:value-type="float">
            <text:p>600</text:p>
          </table:table-cell>
          <table:table-cell table:formula="of:=ABS([.N20]*0.03+0.05*[.$O$4])/SQRT(3)" office:value-type="float" office:value="24.8260615751539" calcext:value-type="float">
            <text:p>24.8260615751539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table:formula="of:=([.$C$22]*1000000+[.$C$23]*[.T20]+[.$C$24]*0.001)/SQRT(3)" office:value-type="float" office:value="1.21047257438297" calcext:value-type="float">
            <text:p>1.21047257438297</text:p>
          </table:table-cell>
          <table:table-cell office:value-type="float" office:value="1320" calcext:value-type="float">
            <text:p>1320</text:p>
          </table:table-cell>
          <table:table-cell table:formula="of:=ABS([.V20]*0.03+0.05*[.$W$4])/SQRT(3)" office:value-type="float" office:value="37.2968273896498" calcext:value-type="float">
            <text:p>37.2968273896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mple interval, s</text:p>
          </table:table-cell>
          <table:table-cell office:value-type="float" office:value="660" calcext:value-type="float">
            <text:p>660</text:p>
          </table:table-cell>
          <table:table-cell table:formula="of:=([.$C$22]*1000000+[.$C$23]*[.D21]+[.$C$24]*0.001)/SQRT(3)" office:value-type="float" office:value="1.19315206630728" calcext:value-type="float">
            <text:p>1.19315206630728</text:p>
          </table:table-cell>
          <table:table-cell office:value-type="float" office:value="-16" calcext:value-type="float">
            <text:p>-16.0</text:p>
          </table:table-cell>
          <table:table-cell table:formula="of:=ABS([.F21]*0.03+0.05*[.$G$4]*0.001)/SQRT(3)" office:value-type="float" office:value="0.276550778941831" calcext:value-type="float">
            <text:p>0.276550778941831</text:p>
          </table:table-cell>
          <table:table-cell/>
          <table:table-cell office:value-type="string" calcext:value-type="string">
            <text:p>A/B</text:p>
          </table:table-cell>
          <table:table-cell office:value-type="float" office:value="0.0448579491100164" calcext:value-type="float">
            <text:p>0.044857949110016</text:p>
          </table:table-cell>
          <table:table-cell office:value-type="float" office:value="0.00682580328692456" calcext:value-type="float">
            <text:p>0.006825803286925</text:p>
          </table:table-cell>
          <table:table-cell office:value-type="float" office:value="620" calcext:value-type="float">
            <text:p>620</text:p>
          </table:table-cell>
          <table:table-cell table:formula="of:=([.$C$22]*1000000+[.$C$23]*[.L21]+[.$C$24]*0.001)/SQRT(3)" office:value-type="float" office:value="1.19084266523052" calcext:value-type="float">
            <text:p>1.19084266523052</text:p>
          </table:table-cell>
          <table:table-cell office:value-type="float" office:value="520" calcext:value-type="float">
            <text:p>520</text:p>
          </table:table-cell>
          <table:table-cell table:formula="of:=ABS([.N21]*0.03+0.05*[.$O$4])/SQRT(3)" office:value-type="float" office:value="23.4404209290988" calcext:value-type="float">
            <text:p>23.4404209290988</text:p>
          </table:table-cell>
          <table:table-cell/>
          <table:table-cell office:value-type="string" calcext:value-type="string">
            <text:p>omega0</text:p>
          </table:table-cell>
          <table:table-cell office:value-type="float" office:value="5.44195514944812" calcext:value-type="float">
            <text:p>5.44195514944812</text:p>
          </table:table-cell>
          <table:table-cell office:value-type="float" office:value="36.2183297441013" calcext:value-type="float">
            <text:p>36.2183297441013</text:p>
          </table:table-cell>
          <table:table-cell office:value-type="float" office:value="1280" calcext:value-type="float">
            <text:p>1280</text:p>
          </table:table-cell>
          <table:table-cell table:formula="of:=([.$C$22]*1000000+[.$C$23]*[.T21]+[.$C$24]*0.001)/SQRT(3)" office:value-type="float" office:value="1.22894778299704" calcext:value-type="float">
            <text:p>1.22894778299704</text:p>
          </table:table-cell>
          <table:table-cell office:value-type="float" office:value="1140" calcext:value-type="float">
            <text:p>1140</text:p>
          </table:table-cell>
          <table:table-cell table:formula="of:=ABS([.V21]*0.03+0.05*[.$W$4])/SQRT(3)" office:value-type="float" office:value="34.1791359360258" calcext:value-type="float">
            <text:p>34.17913593602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0.000002" calcext:value-type="float">
            <text:p>2.00E-06</text:p>
          </table:table-cell>
          <table:table-cell office:value-type="float" office:value="700" calcext:value-type="float">
            <text:p>700</text:p>
          </table:table-cell>
          <table:table-cell table:formula="of:=([.$C$22]*1000000+[.$C$23]*[.D22]+[.$C$24]*0.001)/SQRT(3)" office:value-type="float" office:value="1.19546146738404" calcext:value-type="float">
            <text:p>1.19546146738404</text:p>
          </table:table-cell>
          <table:table-cell office:value-type="float" office:value="-24" calcext:value-type="float">
            <text:p>-24.0</text:p>
          </table:table-cell>
          <table:table-cell table:formula="of:=ABS([.F22]*0.03+0.05*[.$G$4]*0.001)/SQRT(3)" office:value-type="float" office:value="0.415114843547341" calcext:value-type="float">
            <text:p>0.415114843547341</text:p>
          </table:table-cell>
          <table:table-cell table:number-columns-repeated="4"/>
          <table:table-cell office:value-type="float" office:value="670" calcext:value-type="float">
            <text:p>670</text:p>
          </table:table-cell>
          <table:table-cell table:formula="of:=([.$C$22]*1000000+[.$C$23]*[.L22]+[.$C$24]*0.001)/SQRT(3)" office:value-type="float" office:value="1.19372941657647" calcext:value-type="float">
            <text:p>1.19372941657647</text:p>
          </table:table-cell>
          <table:table-cell office:value-type="float" office:value="460" calcext:value-type="float">
            <text:p>460</text:p>
          </table:table-cell>
          <table:table-cell table:formula="of:=ABS([.N22]*0.03+0.05*[.$O$4])/SQRT(3)" office:value-type="float" office:value="22.4011904445575" calcext:value-type="float">
            <text:p>22.4011904445575</text:p>
          </table:table-cell>
          <table:table-cell table:number-columns-repeated="4"/>
          <table:table-cell office:value-type="float" office:value="1480" calcext:value-type="float">
            <text:p>1480</text:p>
          </table:table-cell>
          <table:table-cell table:formula="of:=([.$C$22]*1000000+[.$C$23]*[.T22]+[.$C$24]*0.001)/SQRT(3)" office:value-type="float" office:value="1.24049478838083" calcext:value-type="float">
            <text:p>1.24049478838083</text:p>
          </table:table-cell>
          <table:table-cell office:value-type="float" office:value="1060" calcext:value-type="float">
            <text:p>1060</text:p>
          </table:table-cell>
          <table:table-cell table:formula="of:=ABS([.V22]*0.03+0.05*[.$W$4])/SQRT(3)" office:value-type="float" office:value="32.7934952899707" calcext:value-type="float">
            <text:p>32.79349528997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s per mill</text:p>
          </table:table-cell>
          <table:table-cell table:formula="of:=100/1000000" office:value-type="float" office:value="0.0001" calcext:value-type="float">
            <text:p>0.0001</text:p>
          </table:table-cell>
          <table:table-cell office:value-type="float" office:value="760" calcext:value-type="float">
            <text:p>760</text:p>
          </table:table-cell>
          <table:table-cell table:formula="of:=([.$C$22]*1000000+[.$C$23]*[.D23]+[.$C$24]*0.001)/SQRT(3)" office:value-type="float" office:value="1.19892556899918" calcext:value-type="float">
            <text:p>1.19892556899918</text:p>
          </table:table-cell>
          <table:table-cell office:value-type="float" office:value="-32" calcext:value-type="float">
            <text:p>-32.0</text:p>
          </table:table-cell>
          <table:table-cell table:formula="of:=ABS([.F23]*0.03+0.05*[.$G$4]*0.001)/SQRT(3)" office:value-type="float" office:value="0.553678908152851" calcext:value-type="float">
            <text:p>0.553678908152851</text:p>
          </table:table-cell>
          <table:table-cell/>
          <table:table-cell office:value-type="string" calcext:value-type="string">
            <text:p>omega0</text:p>
          </table:table-cell>
          <table:table-cell table:formula="of:=[.J19]" office:value-type="float" office:value="5.07419980526346" calcext:value-type="float">
            <text:p>5.07419980526346</text:p>
          </table:table-cell>
          <table:table-cell table:formula="of:=[.K19]" office:value-type="float" office:value="0.0504547065340334" calcext:value-type="float">
            <text:p>0.050454706534033</text:p>
          </table:table-cell>
          <table:table-cell office:value-type="float" office:value="710" calcext:value-type="float">
            <text:p>710</text:p>
          </table:table-cell>
          <table:table-cell table:formula="of:=([.$C$22]*1000000+[.$C$23]*[.L23]+[.$C$24]*0.001)/SQRT(3)" office:value-type="float" office:value="1.19603881765323" calcext:value-type="float">
            <text:p>1.19603881765323</text:p>
          </table:table-cell>
          <table:table-cell office:value-type="float" office:value="400" calcext:value-type="float">
            <text:p>400</text:p>
          </table:table-cell>
          <table:table-cell table:formula="of:=ABS([.N23]*0.03+0.05*[.$O$4])/SQRT(3)" office:value-type="float" office:value="21.3619599600162" calcext:value-type="float">
            <text:p>21.3619599600162</text:p>
          </table:table-cell>
          <table:table-cell table:number-columns-repeated="4"/>
          <table:table-cell office:value-type="float" office:value="1720" calcext:value-type="float">
            <text:p>1720</text:p>
          </table:table-cell>
          <table:table-cell table:formula="of:=([.$C$22]*1000000+[.$C$23]*[.T23]+[.$C$24]*0.001)/SQRT(3)" office:value-type="float" office:value="1.25435119484138" calcext:value-type="float">
            <text:p>1.25435119484138</text:p>
          </table:table-cell>
          <table:table-cell office:value-type="float" office:value="960" calcext:value-type="float">
            <text:p>960</text:p>
          </table:table-cell>
          <table:table-cell table:formula="of:=ABS([.V23]*0.03+0.05*[.$W$4])/SQRT(3)" office:value-type="float" office:value="31.0614444824019" calcext:value-type="float">
            <text:p>31.0614444824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o s</text:p>
          </table:table-cell>
          <table:table-cell office:value-type="float" office:value="0.6" calcext:value-type="float">
            <text:p>0.6</text:p>
          </table:table-cell>
          <table:table-cell office:value-type="float" office:value="800" calcext:value-type="float">
            <text:p>800</text:p>
          </table:table-cell>
          <table:table-cell table:formula="of:=([.$C$22]*1000000+[.$C$23]*[.D24]+[.$C$24]*0.001)/SQRT(3)" office:value-type="float" office:value="1.20123497007594" calcext:value-type="float">
            <text:p>1.20123497007594</text:p>
          </table:table-cell>
          <table:table-cell office:value-type="float" office:value="-35.2" calcext:value-type="float">
            <text:p>-35.2</text:p>
          </table:table-cell>
          <table:table-cell table:formula="of:=ABS([.F24]*0.03+0.05*[.$G$4]*0.001)/SQRT(3)" office:value-type="float" office:value="0.609104533995055" calcext:value-type="float">
            <text:p>0.609104533995055</text:p>
          </table:table-cell>
          <table:table-cell table:number-columns-repeated="4"/>
          <table:table-cell office:value-type="float" office:value="770" calcext:value-type="float">
            <text:p>770</text:p>
          </table:table-cell>
          <table:table-cell table:formula="of:=([.$C$22]*1000000+[.$C$23]*[.L24]+[.$C$24]*0.001)/SQRT(3)" office:value-type="float" office:value="1.19950291926837" calcext:value-type="float">
            <text:p>1.19950291926837</text:p>
          </table:table-cell>
          <table:table-cell office:value-type="float" office:value="340" calcext:value-type="float">
            <text:p>340</text:p>
          </table:table-cell>
          <table:table-cell table:formula="of:=ABS([.N24]*0.03+0.05*[.$O$4])/SQRT(3)" office:value-type="float" office:value="20.3227294754748" calcext:value-type="float">
            <text:p>20.3227294754748</text:p>
          </table:table-cell>
          <table:table-cell/>
          <table:table-cell table:formula="of:=ERFC(ABS(5.327-5.36)/(SQRT(2)*SQRT(SUMSQ(0.14;0.004))))" office:value-type="float" office:value="0.81372900017562" calcext:value-type="float">
            <text:p>0.81372900017562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table:formula="of:=([.$C$22]*1000000+[.$C$23]*[.T24]+[.$C$24]*0.001)/SQRT(3)" office:value-type="float" office:value="1.26127939807166" calcext:value-type="float">
            <text:p>1.26127939807166</text:p>
          </table:table-cell>
          <table:table-cell office:value-type="float" office:value="900" calcext:value-type="float">
            <text:p>900</text:p>
          </table:table-cell>
          <table:table-cell table:formula="of:=ABS([.V24]*0.03+0.05*[.$W$4])/SQRT(3)" office:value-type="float" office:value="30.0222139978605" calcext:value-type="float">
            <text:p>30.02221399786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60" calcext:value-type="float">
            <text:p>860</text:p>
          </table:table-cell>
          <table:table-cell table:formula="of:=([.$C$22]*1000000+[.$C$23]*[.D25]+[.$C$24]*0.001)/SQRT(3)" office:value-type="float" office:value="1.20469907169107" calcext:value-type="float">
            <text:p>1.20469907169107</text:p>
          </table:table-cell>
          <table:table-cell office:value-type="float" office:value="-37.6" calcext:value-type="float">
            <text:p>-37.6</text:p>
          </table:table-cell>
          <table:table-cell table:formula="of:=ABS([.F25]*0.03+0.05*[.$G$4]*0.001)/SQRT(3)" office:value-type="float" office:value="0.650673753376708" calcext:value-type="float">
            <text:p>0.650673753376708</text:p>
          </table:table-cell>
          <table:table-cell table:number-columns-repeated="4"/>
          <table:table-cell office:value-type="float" office:value="850" calcext:value-type="float">
            <text:p>850</text:p>
          </table:table-cell>
          <table:table-cell table:formula="of:=([.$C$22]*1000000+[.$C$23]*[.L25]+[.$C$24]*0.001)/SQRT(3)" office:value-type="float" office:value="1.20412172142188" calcext:value-type="float">
            <text:p>1.20412172142188</text:p>
          </table:table-cell>
          <table:table-cell office:value-type="float" office:value="280" calcext:value-type="float">
            <text:p>280</text:p>
          </table:table-cell>
          <table:table-cell table:formula="of:=ABS([.N25]*0.03+0.05*[.$O$4])/SQRT(3)" office:value-type="float" office:value="19.2834989909335" calcext:value-type="float">
            <text:p>19.2834989909335</text:p>
          </table:table-cell>
          <table:table-cell table:number-columns-repeated="4"/>
          <table:table-cell office:value-type="float" office:value="2080" calcext:value-type="float">
            <text:p>2080</text:p>
          </table:table-cell>
          <table:table-cell table:formula="of:=([.$C$22]*1000000+[.$C$23]*[.T25]+[.$C$24]*0.001)/SQRT(3)" office:value-type="float" office:value="1.27513580453221" calcext:value-type="float">
            <text:p>1.27513580453221</text:p>
          </table:table-cell>
          <table:table-cell office:value-type="float" office:value="820" calcext:value-type="float">
            <text:p>820</text:p>
          </table:table-cell>
          <table:table-cell table:formula="of:=ABS([.V25]*0.03+0.05*[.$W$4])/SQRT(3)" office:value-type="float" office:value="28.6365733518054" calcext:value-type="float">
            <text:p>28.63657335180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40" calcext:value-type="float">
            <text:p>940</text:p>
          </table:table-cell>
          <table:table-cell table:formula="of:=([.$C$22]*1000000+[.$C$23]*[.D26]+[.$C$24]*0.001)/SQRT(3)" office:value-type="float" office:value="1.20931787384459" calcext:value-type="float">
            <text:p>1.20931787384459</text:p>
          </table:table-cell>
          <table:table-cell office:value-type="float" office:value="-34.4" calcext:value-type="float">
            <text:p>-34.4</text:p>
          </table:table-cell>
          <table:table-cell table:formula="of:=ABS([.F26]*0.03+0.05*[.$G$4]*0.001)/SQRT(3)" office:value-type="float" office:value="0.595248127534504" calcext:value-type="float">
            <text:p>0.595248127534504</text:p>
          </table:table-cell>
          <table:table-cell table:number-columns-repeated="4"/>
          <table:table-cell office:value-type="float" office:value="890" calcext:value-type="float">
            <text:p>890</text:p>
          </table:table-cell>
          <table:table-cell table:formula="of:=([.$C$22]*1000000+[.$C$23]*[.L26]+[.$C$24]*0.001)/SQRT(3)" office:value-type="float" office:value="1.20643112249864" calcext:value-type="float">
            <text:p>1.20643112249864</text:p>
          </table:table-cell>
          <table:table-cell office:value-type="float" office:value="240" calcext:value-type="float">
            <text:p>240</text:p>
          </table:table-cell>
          <table:table-cell table:formula="of:=ABS([.N26]*0.03+0.05*[.$O$4])/SQRT(3)" office:value-type="float" office:value="18.590678667906" calcext:value-type="float">
            <text:p>18.590678667906</text:p>
          </table:table-cell>
          <table:table-cell table:number-columns-repeated="4"/>
          <table:table-cell office:value-type="float" office:value="2360" calcext:value-type="float">
            <text:p>2360</text:p>
          </table:table-cell>
          <table:table-cell table:formula="of:=([.$C$22]*1000000+[.$C$23]*[.T26]+[.$C$24]*0.001)/SQRT(3)" office:value-type="float" office:value="1.29130161206952" calcext:value-type="float">
            <text:p>1.29130161206952</text:p>
          </table:table-cell>
          <table:table-cell office:value-type="float" office:value="720" calcext:value-type="float">
            <text:p>720</text:p>
          </table:table-cell>
          <table:table-cell table:formula="of:=ABS([.V26]*0.03+0.05*[.$W$4])/SQRT(3)" office:value-type="float" office:value="26.9045225442366" calcext:value-type="float">
            <text:p>26.90452254423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0" calcext:value-type="float">
            <text:p>1040</text:p>
          </table:table-cell>
          <table:table-cell table:formula="of:=([.$C$22]*1000000+[.$C$23]*[.D27]+[.$C$24]*0.001)/SQRT(3)" office:value-type="float" office:value="1.21509137653649" calcext:value-type="float">
            <text:p>1.21509137653649</text:p>
          </table:table-cell>
          <table:table-cell office:value-type="float" office:value="-24.8" calcext:value-type="float">
            <text:p>-24.8</text:p>
          </table:table-cell>
          <table:table-cell table:formula="of:=ABS([.F27]*0.03+0.05*[.$G$4]*0.001)/SQRT(3)" office:value-type="float" office:value="0.428971250007892" calcext:value-type="float">
            <text:p>0.428971250007892</text:p>
          </table:table-cell>
          <table:table-cell table:number-columns-repeated="4"/>
          <table:table-cell office:value-type="float" office:value="950" calcext:value-type="float">
            <text:p>950</text:p>
          </table:table-cell>
          <table:table-cell table:formula="of:=([.$C$22]*1000000+[.$C$23]*[.L27]+[.$C$24]*0.001)/SQRT(3)" office:value-type="float" office:value="1.20989522411378" calcext:value-type="float">
            <text:p>1.20989522411378</text:p>
          </table:table-cell>
          <table:table-cell office:value-type="float" office:value="200" calcext:value-type="float">
            <text:p>200</text:p>
          </table:table-cell>
          <table:table-cell table:formula="of:=ABS([.N27]*0.03+0.05*[.$O$4])/SQRT(3)" office:value-type="float" office:value="17.8978583448784" calcext:value-type="float">
            <text:p>17.8978583448784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formula="of:=([.$C$22]*1000000+[.$C$23]*[.T27]+[.$C$24]*0.001)/SQRT(3)" office:value-type="float" office:value="1.30515801853007" calcext:value-type="float">
            <text:p>1.30515801853007</text:p>
          </table:table-cell>
          <table:table-cell office:value-type="float" office:value="640" calcext:value-type="float">
            <text:p>640</text:p>
          </table:table-cell>
          <table:table-cell table:formula="of:=ABS([.V27]*0.03+0.05*[.$W$4])/SQRT(3)" office:value-type="float" office:value="25.5188818981815" calcext:value-type="float">
            <text:p>25.5188818981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ol</text:p>
          </table:table-cell>
          <table:table-cell office:value-type="string" calcext:value-type="string">
            <text:p>8 6 1 2</text:p>
          </table:table-cell>
          <table:table-cell/>
          <table:table-cell office:value-type="float" office:value="1080" calcext:value-type="float">
            <text:p>1080</text:p>
          </table:table-cell>
          <table:table-cell table:formula="of:=([.$C$22]*1000000+[.$C$23]*[.D28]+[.$C$24]*0.001)/SQRT(3)" office:value-type="float" office:value="1.21740077761325" calcext:value-type="float">
            <text:p>1.21740077761325</text:p>
          </table:table-cell>
          <table:table-cell office:value-type="float" office:value="-19.2" calcext:value-type="float">
            <text:p>-19.2</text:p>
          </table:table-cell>
          <table:table-cell table:formula="of:=ABS([.F28]*0.03+0.05*[.$G$4]*0.001)/SQRT(3)" office:value-type="float" office:value="0.331976404784035" calcext:value-type="float">
            <text:p>0.331976404784035</text:p>
          </table:table-cell>
          <table:table-cell table:number-columns-repeated="4"/>
          <table:table-cell office:value-type="float" office:value="1020" calcext:value-type="float">
            <text:p>1020</text:p>
          </table:table-cell>
          <table:table-cell table:formula="of:=([.$C$22]*1000000+[.$C$23]*[.L28]+[.$C$24]*0.001)/SQRT(3)" office:value-type="float" office:value="1.21393667599811" calcext:value-type="float">
            <text:p>1.21393667599811</text:p>
          </table:table-cell>
          <table:table-cell office:value-type="float" office:value="160" calcext:value-type="float">
            <text:p>160</text:p>
          </table:table-cell>
          <table:table-cell table:formula="of:=ABS([.N28]*0.03+0.05*[.$O$4])/SQRT(3)" office:value-type="float" office:value="17.2050380218508" calcext:value-type="float">
            <text:p>17.2050380218508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formula="of:=([.$C$22]*1000000+[.$C$23]*[.T28]+[.$C$24]*0.001)/SQRT(3)" office:value-type="float" office:value="1.32825202929765" calcext:value-type="float">
            <text:p>1.32825202929765</text:p>
          </table:table-cell>
          <table:table-cell office:value-type="float" office:value="520" calcext:value-type="float">
            <text:p>520</text:p>
          </table:table-cell>
          <table:table-cell table:formula="of:=ABS([.V28]*0.03+0.05*[.$W$4])/SQRT(3)" office:value-type="float" office:value="23.4404209290988" calcext:value-type="float">
            <text:p>23.4404209290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</text:p>
          </table:table-cell>
          <table:table-cell office:value-type="float" office:value="99.8180544028876" calcext:value-type="float">
            <text:p>99.8180544028876</text:p>
          </table:table-cell>
          <table:table-cell office:value-type="float" office:value="0.596307951250757" calcext:value-type="float">
            <text:p>0.596307951250757</text:p>
          </table:table-cell>
          <table:table-cell office:value-type="float" office:value="1140" calcext:value-type="float">
            <text:p>1140</text:p>
          </table:table-cell>
          <table:table-cell table:formula="of:=([.$C$22]*1000000+[.$C$23]*[.D29]+[.$C$24]*0.001)/SQRT(3)" office:value-type="float" office:value="1.22086487922838" calcext:value-type="float">
            <text:p>1.22086487922838</text:p>
          </table:table-cell>
          <table:table-cell office:value-type="float" office:value="-12" calcext:value-type="float">
            <text:p>-12.0</text:p>
          </table:table-cell>
          <table:table-cell table:formula="of:=ABS([.F29]*0.03+0.05*[.$G$4]*0.001)/SQRT(3)" office:value-type="float" office:value="0.207268746639076" calcext:value-type="float">
            <text:p>0.207268746639076</text:p>
          </table:table-cell>
          <table:table-cell table:number-columns-repeated="4"/>
          <table:table-cell office:value-type="float" office:value="1080" calcext:value-type="float">
            <text:p>1080</text:p>
          </table:table-cell>
          <table:table-cell table:formula="of:=([.$C$22]*1000000+[.$C$23]*[.L29]+[.$C$24]*0.001)/SQRT(3)" office:value-type="float" office:value="1.21740077761325" calcext:value-type="float">
            <text:p>1.21740077761325</text:p>
          </table:table-cell>
          <table:table-cell office:value-type="float" office:value="140" calcext:value-type="float">
            <text:p>140</text:p>
          </table:table-cell>
          <table:table-cell table:formula="of:=ABS([.N29]*0.03+0.05*[.$O$4])/SQRT(3)" office:value-type="float" office:value="16.8586278603371" calcext:value-type="float">
            <text:p>16.8586278603371</text:p>
          </table:table-cell>
          <table:table-cell table:number-columns-repeated="4"/>
          <table:table-cell office:value-type="float" office:value="3440" calcext:value-type="float">
            <text:p>3440</text:p>
          </table:table-cell>
          <table:table-cell table:formula="of:=([.$C$22]*1000000+[.$C$23]*[.T29]+[.$C$24]*0.001)/SQRT(3)" office:value-type="float" office:value="1.353655441142" calcext:value-type="float">
            <text:p>1.353655441142</text:p>
          </table:table-cell>
          <table:table-cell office:value-type="float" office:value="420" calcext:value-type="float">
            <text:p>420</text:p>
          </table:table-cell>
          <table:table-cell table:formula="of:=ABS([.V29]*0.03+0.05*[.$W$4])/SQRT(3)" office:value-type="float" office:value="21.7083701215299" calcext:value-type="float">
            <text:p>21.7083701215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.21584801851064" calcext:value-type="float">
            <text:p>1.21584801851064</text:p>
          </table:table-cell>
          <table:table-cell office:value-type="float" office:value="0.00500550951117423" calcext:value-type="float">
            <text:p>0.005005509511174</text:p>
          </table:table-cell>
          <table:table-cell office:value-type="float" office:value="1180" calcext:value-type="float">
            <text:p>1180</text:p>
          </table:table-cell>
          <table:table-cell table:formula="of:=([.$C$22]*1000000+[.$C$23]*[.D30]+[.$C$24]*0.001)/SQRT(3)" office:value-type="float" office:value="1.22317428030514" calcext:value-type="float">
            <text:p>1.22317428030514</text:p>
          </table:table-cell>
          <table:table-cell office:value-type="float" office:value="-5.6" calcext:value-type="float">
            <text:p>-5.6</text:p>
          </table:table-cell>
          <table:table-cell table:formula="of:=ABS([.F30]*0.03+0.05*[.$G$4]*0.001)/SQRT(3)" office:value-type="float" office:value="0.0964174949546675" calcext:value-type="float">
            <text:p>0.096417494954668</text:p>
          </table:table-cell>
          <table:table-cell office:value-type="string" calcext:value-type="string">
            <text:p>eliminare?</text:p>
          </table:table-cell>
          <table:table-cell office:value-type="string" calcext:value-type="string">
            <text:p>con, si ha &lt;5%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table:formula="of:=([.$C$22]*1000000+[.$C$23]*[.L30]+[.$C$24]*0.001)/SQRT(3)" office:value-type="float" office:value="1.22259693003595" calcext:value-type="float">
            <text:p>1.22259693003595</text:p>
          </table:table-cell>
          <table:table-cell office:value-type="float" office:value="100" calcext:value-type="float">
            <text:p>100</text:p>
          </table:table-cell>
          <table:table-cell table:formula="of:=ABS([.N30]*0.03+0.05*[.$O$4])/SQRT(3)" office:value-type="float" office:value="16.1658075373095" calcext:value-type="float">
            <text:p>16.1658075373095</text:p>
          </table:table-cell>
          <table:table-cell table:number-columns-repeated="4"/>
          <table:table-cell office:value-type="float" office:value="3800" calcext:value-type="float">
            <text:p>3800</text:p>
          </table:table-cell>
          <table:table-cell table:formula="of:=([.$C$22]*1000000+[.$C$23]*[.T30]+[.$C$24]*0.001)/SQRT(3)" office:value-type="float" office:value="1.37444005083282" calcext:value-type="float">
            <text:p>1.37444005083282</text:p>
          </table:table-cell>
          <table:table-cell office:value-type="float" office:value="340" calcext:value-type="float">
            <text:p>340</text:p>
          </table:table-cell>
          <table:table-cell table:formula="of:=ABS([.V30]*0.03+0.05*[.$W$4])/SQRT(3)" office:value-type="float" office:value="20.3227294754748" calcext:value-type="float">
            <text:p>20.3227294754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</text:p>
          </table:table-cell>
          <table:table-cell office:value-type="float" office:value="5.18603365036058" calcext:value-type="float">
            <text:p>5.18603365036058</text:p>
          </table:table-cell>
          <table:table-cell office:value-type="float" office:value="0.00363259193639302" calcext:value-type="float">
            <text:p>0.003632591936393</text:p>
          </table:table-cell>
          <table:table-cell office:value-type="float" office:value="1260" calcext:value-type="float">
            <text:p>1260</text:p>
          </table:table-cell>
          <table:table-cell table:formula="of:=([.$C$22]*1000000+[.$C$23]*[.D31]+[.$C$24]*0.001)/SQRT(3)" office:value-type="float" office:value="1.22779308245866" calcext:value-type="float">
            <text:p>1.22779308245866</text:p>
          </table:table-cell>
          <table:table-cell office:value-type="float" office:value="3.2" calcext:value-type="float">
            <text:p>3.2</text:p>
          </table:table-cell>
          <table:table-cell table:formula="of:=ABS([.F31]*0.03+0.05*[.$G$4]*0.001)/SQRT(3)" office:value-type="float" office:value="0.0560029761113937" calcext:value-type="float">
            <text:p>0.056002976111394</text:p>
          </table:table-cell>
          <table:table-cell table:number-columns-repeated="4"/>
          <table:table-cell office:value-type="float" office:value="1320" calcext:value-type="float">
            <text:p>1320</text:p>
          </table:table-cell>
          <table:table-cell table:formula="of:=([.$C$22]*1000000+[.$C$23]*[.L31]+[.$C$24]*0.001)/SQRT(3)" office:value-type="float" office:value="1.2312571840738" calcext:value-type="float">
            <text:p>1.2312571840738</text:p>
          </table:table-cell>
          <table:table-cell office:value-type="float" office:value="60" calcext:value-type="float">
            <text:p>60</text:p>
          </table:table-cell>
          <table:table-cell table:formula="of:=ABS([.N31]*0.03+0.05*[.$O$4])/SQRT(3)" office:value-type="float" office:value="15.472987214282" calcext:value-type="float">
            <text:p>15.472987214282</text:p>
          </table:table-cell>
          <table:table-cell table:number-columns-repeated="4"/>
          <table:table-cell office:value-type="float" office:value="4160" calcext:value-type="float">
            <text:p>4160</text:p>
          </table:table-cell>
          <table:table-cell table:formula="of:=([.$C$22]*1000000+[.$C$23]*[.T31]+[.$C$24]*0.001)/SQRT(3)" office:value-type="float" office:value="1.39522466052365" calcext:value-type="float">
            <text:p>1.39522466052365</text:p>
          </table:table-cell>
          <table:table-cell office:value-type="float" office:value="280" calcext:value-type="float">
            <text:p>280</text:p>
          </table:table-cell>
          <table:table-cell table:formula="of:=ABS([.V31]*0.03+0.05*[.$W$4])/SQRT(3)" office:value-type="float" office:value="19.2834989909335" calcext:value-type="float">
            <text:p>19.2834989909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.87792247412676" calcext:value-type="float">
            <text:p>-2.87792247412676</text:p>
          </table:table-cell>
          <table:table-cell office:value-type="float" office:value="0.0363694939285609" calcext:value-type="float">
            <text:p>0.036369493928561</text:p>
          </table:table-cell>
          <table:table-cell office:value-type="float" office:value="1300" calcext:value-type="float">
            <text:p>1300</text:p>
          </table:table-cell>
          <table:table-cell table:formula="of:=([.$C$22]*1000000+[.$C$23]*[.D32]+[.$C$24]*0.001)/SQRT(3)" office:value-type="float" office:value="1.23010248353542" calcext:value-type="float">
            <text:p>1.23010248353542</text:p>
          </table:table-cell>
          <table:table-cell office:value-type="float" office:value="6.4" calcext:value-type="float">
            <text:p>6.4</text:p>
          </table:table-cell>
          <table:table-cell table:formula="of:=ABS([.F32]*0.03+0.05*[.$G$4]*0.001)/SQRT(3)" office:value-type="float" office:value="0.111428601953598" calcext:value-type="float">
            <text:p>0.111428601953598</text:p>
          </table:table-cell>
          <table:table-cell table:number-columns-repeated="4"/>
          <table:table-cell office:value-type="float" office:value="1410" calcext:value-type="float">
            <text:p>1410</text:p>
          </table:table-cell>
          <table:table-cell table:formula="of:=([.$C$22]*1000000+[.$C$23]*[.L32]+[.$C$24]*0.001)/SQRT(3)" office:value-type="float" office:value="1.2364533364965" calcext:value-type="float">
            <text:p>1.2364533364965</text:p>
          </table:table-cell>
          <table:table-cell office:value-type="float" office:value="40" calcext:value-type="float">
            <text:p>40</text:p>
          </table:table-cell>
          <table:table-cell table:formula="of:=ABS([.N32]*0.03+0.05*[.$O$4])/SQRT(3)" office:value-type="float" office:value="15.1265770527682" calcext:value-type="float">
            <text:p>15.1265770527682</text:p>
          </table:table-cell>
          <table:table-cell table:number-columns-repeated="4"/>
          <table:table-cell office:value-type="float" office:value="4560" calcext:value-type="float">
            <text:p>4560</text:p>
          </table:table-cell>
          <table:table-cell table:formula="of:=([.$C$22]*1000000+[.$C$23]*[.T32]+[.$C$24]*0.001)/SQRT(3)" office:value-type="float" office:value="1.41831867129123" calcext:value-type="float">
            <text:p>1.41831867129123</text:p>
          </table:table-cell>
          <table:table-cell office:value-type="float" office:value="220" calcext:value-type="float">
            <text:p>220</text:p>
          </table:table-cell>
          <table:table-cell table:formula="of:=ABS([.V32]*0.03+0.05*[.$W$4])/SQRT(3)" office:value-type="float" office:value="18.2442685063922" calcext:value-type="float">
            <text:p>18.2442685063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263883052359904" calcext:value-type="float">
            <text:p>0.02638830523599</text:p>
          </table:table-cell>
          <table:table-cell office:value-type="float" office:value="0.00375382461631192" calcext:value-type="float">
            <text:p>0.003753824616312</text:p>
          </table:table-cell>
          <table:table-cell office:value-type="float" office:value="1340" calcext:value-type="float">
            <text:p>1340</text:p>
          </table:table-cell>
          <table:table-cell table:formula="of:=([.$C$22]*1000000+[.$C$23]*[.D33]+[.$C$24]*0.001)/SQRT(3)" office:value-type="float" office:value="1.23241188461218" calcext:value-type="float">
            <text:p>1.23241188461218</text:p>
          </table:table-cell>
          <table:table-cell office:value-type="float" office:value="9.4" calcext:value-type="float">
            <text:p>9.4</text:p>
          </table:table-cell>
          <table:table-cell table:formula="of:=ABS([.F33]*0.03+0.05*[.$G$4]*0.001)/SQRT(3)" office:value-type="float" office:value="0.163390126180664" calcext:value-type="float">
            <text:p>0.163390126180664</text:p>
          </table:table-cell>
          <table:table-cell table:number-columns-repeated="4"/>
          <table:table-cell office:value-type="float" office:value="1490" calcext:value-type="float">
            <text:p>1490</text:p>
          </table:table-cell>
          <table:table-cell table:formula="of:=([.$C$22]*1000000+[.$C$23]*[.L33]+[.$C$24]*0.001)/SQRT(3)" office:value-type="float" office:value="1.24107213865002" calcext:value-type="float">
            <text:p>1.24107213865002</text:p>
          </table:table-cell>
          <table:table-cell office:value-type="float" office:value="20" calcext:value-type="float">
            <text:p>20</text:p>
          </table:table-cell>
          <table:table-cell table:formula="of:=ABS([.N33]*0.03+0.05*[.$O$4])/SQRT(3)" office:value-type="float" office:value="14.7801668912544" calcext:value-type="float">
            <text:p>14.7801668912544</text:p>
          </table:table-cell>
          <table:table-cell table:number-columns-repeated="4"/>
          <table:table-cell office:value-type="float" office:value="5080" calcext:value-type="float">
            <text:p>5080</text:p>
          </table:table-cell>
          <table:table-cell table:formula="of:=([.$C$22]*1000000+[.$C$23]*[.T33]+[.$C$24]*0.001)/SQRT(3)" office:value-type="float" office:value="1.4483408852891" calcext:value-type="float">
            <text:p>1.4483408852891</text:p>
          </table:table-cell>
          <table:table-cell office:value-type="float" office:value="160" calcext:value-type="float">
            <text:p>160</text:p>
          </table:table-cell>
          <table:table-cell table:formula="of:=ABS([.V33]*0.03+0.05*[.$W$4])/SQRT(3)" office:value-type="float" office:value="17.2050380218508" calcext:value-type="float">
            <text:p>17.20503802185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00" calcext:value-type="float">
            <text:p>1400</text:p>
          </table:table-cell>
          <table:table-cell table:formula="of:=([.$C$22]*1000000+[.$C$23]*[.D34]+[.$C$24]*0.001)/SQRT(3)" office:value-type="float" office:value="1.23587598622731" calcext:value-type="float">
            <text:p>1.23587598622731</text:p>
          </table:table-cell>
          <table:table-cell office:value-type="float" office:value="12.8" calcext:value-type="float">
            <text:p>12.8</text:p>
          </table:table-cell>
          <table:table-cell table:formula="of:=ABS([.F34]*0.03+0.05*[.$G$4]*0.001)/SQRT(3)" office:value-type="float" office:value="0.222279853638006" calcext:value-type="float">
            <text:p>0.222279853638006</text:p>
          </table:table-cell>
          <table:table-cell table:number-columns-repeated="12"/>
          <table:table-cell office:value-type="float" office:value="5800" calcext:value-type="float">
            <text:p>5800</text:p>
          </table:table-cell>
          <table:table-cell table:formula="of:=([.$C$22]*1000000+[.$C$23]*[.T34]+[.$C$24]*0.001)/SQRT(3)" office:value-type="float" office:value="1.48991010467075" calcext:value-type="float">
            <text:p>1.48991010467075</text:p>
          </table:table-cell>
          <table:table-cell office:value-type="float" office:value="80" calcext:value-type="float">
            <text:p>80</text:p>
          </table:table-cell>
          <table:table-cell table:formula="of:=ABS([.V34]*0.03+0.05*[.$W$4])/SQRT(3)" office:value-type="float" office:value="15.8193973757957" calcext:value-type="float">
            <text:p>15.8193973757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0</text:p>
          </table:table-cell>
          <table:table-cell office:value-type="float" office:value="5.32665292907174" calcext:value-type="float">
            <text:p>5.32665292907174</text:p>
          </table:table-cell>
          <table:table-cell office:value-type="float" office:value="0.00371340034722538" calcext:value-type="float">
            <text:p>0.003713400347225</text:p>
          </table:table-cell>
          <table:table-cell office:value-type="float" office:value="1480" calcext:value-type="float">
            <text:p>1480</text:p>
          </table:table-cell>
          <table:table-cell table:formula="of:=([.$C$22]*1000000+[.$C$23]*[.D35]+[.$C$24]*0.001)/SQRT(3)" office:value-type="float" office:value="1.24049478838083" calcext:value-type="float">
            <text:p>1.24049478838083</text:p>
          </table:table-cell>
          <table:table-cell office:value-type="float" office:value="13.6" calcext:value-type="float">
            <text:p>13.6</text:p>
          </table:table-cell>
          <table:table-cell table:formula="of:=ABS([.F35]*0.03+0.05*[.$G$4]*0.001)/SQRT(3)" office:value-type="float" office:value="0.236136260098557" calcext:value-type="float">
            <text:p>0.236136260098557</text:p>
          </table:table-cell>
          <table:table-cell table:number-columns-repeated="12"/>
          <table:table-cell office:value-type="float" office:value="6200" calcext:value-type="float">
            <text:p>6200</text:p>
          </table:table-cell>
          <table:table-cell table:formula="of:=([.$C$22]*1000000+[.$C$23]*[.T35]+[.$C$24]*0.001)/SQRT(3)" office:value-type="float" office:value="1.51300411543833" calcext:value-type="float">
            <text:p>1.51300411543833</text:p>
          </table:table-cell>
          <table:table-cell office:value-type="float" office:value="40" calcext:value-type="float">
            <text:p>40</text:p>
          </table:table-cell>
          <table:table-cell table:formula="of:=ABS([.V35]*0.03+0.05*[.$W$4])/SQRT(3)" office:value-type="float" office:value="15.1265770527682" calcext:value-type="float">
            <text:p>15.12657705276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40" calcext:value-type="float">
            <text:p>1540</text:p>
          </table:table-cell>
          <table:table-cell table:formula="of:=([.$C$22]*1000000+[.$C$23]*[.D36]+[.$C$24]*0.001)/SQRT(3)" office:value-type="float" office:value="1.24395888999597" calcext:value-type="float">
            <text:p>1.24395888999597</text:p>
          </table:table-cell>
          <table:table-cell office:value-type="float" office:value="12" calcext:value-type="float">
            <text:p>12.0</text:p>
          </table:table-cell>
          <table:table-cell table:formula="of:=ABS([.F36]*0.03+0.05*[.$G$4]*0.001)/SQRT(3)" office:value-type="float" office:value="0.208423447177455" calcext:value-type="float">
            <text:p>0.20842344717745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620" calcext:value-type="float">
            <text:p>1620</text:p>
          </table:table-cell>
          <table:table-cell table:formula="of:=([.$C$22]*1000000+[.$C$23]*[.D37]+[.$C$24]*0.001)/SQRT(3)" office:value-type="float" office:value="1.24857769214948" calcext:value-type="float">
            <text:p>1.24857769214948</text:p>
          </table:table-cell>
          <table:table-cell office:value-type="float" office:value="8.8" calcext:value-type="float">
            <text:p>8.8</text:p>
          </table:table-cell>
          <table:table-cell table:formula="of:=ABS([.F37]*0.03+0.05*[.$G$4]*0.001)/SQRT(3)" office:value-type="float" office:value="0.152997821335251" calcext:value-type="float">
            <text:p>0.15299782133525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700" calcext:value-type="float">
            <text:p>1700</text:p>
          </table:table-cell>
          <table:table-cell table:formula="of:=([.$C$22]*1000000+[.$C$23]*[.D38]+[.$C$24]*0.001)/SQRT(3)" office:value-type="float" office:value="1.253196494303" calcext:value-type="float">
            <text:p>1.253196494303</text:p>
          </table:table-cell>
          <table:table-cell office:value-type="float" office:value="4" calcext:value-type="float">
            <text:p>4.0</text:p>
          </table:table-cell>
          <table:table-cell table:formula="of:=ABS([.F38]*0.03+0.05*[.$G$4]*0.001)/SQRT(3)" office:value-type="float" office:value="0.0698593825719447" calcext:value-type="float">
            <text:p>0.06985938257194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740" calcext:value-type="float">
            <text:p>1740</text:p>
          </table:table-cell>
          <table:table-cell table:formula="of:=([.$C$22]*1000000+[.$C$23]*[.D39]+[.$C$24]*0.001)/SQRT(3)" office:value-type="float" office:value="1.25550589537976" calcext:value-type="float">
            <text:p>1.25550589537976</text:p>
          </table:table-cell>
          <table:table-cell office:value-type="float" office:value="1.6" calcext:value-type="float">
            <text:p>1.6</text:p>
          </table:table-cell>
          <table:table-cell table:formula="of:=ABS([.F39]*0.03+0.05*[.$G$4]*0.001)/SQRT(3)" office:value-type="float" office:value="0.0282901631902917" calcext:value-type="float">
            <text:p>0.02829016319029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800" calcext:value-type="float">
            <text:p>1800</text:p>
          </table:table-cell>
          <table:table-cell table:formula="of:=([.$C$22]*1000000+[.$C$23]*[.D40]+[.$C$24]*0.001)/SQRT(3)" office:value-type="float" office:value="1.2589699969949" calcext:value-type="float">
            <text:p>1.2589699969949</text:p>
          </table:table-cell>
          <table:table-cell office:value-type="float" office:value="-2.4" calcext:value-type="float">
            <text:p>-2.4</text:p>
          </table:table-cell>
          <table:table-cell table:formula="of:=ABS([.F40]*0.03+0.05*[.$G$4]*0.001)/SQRT(3)" office:value-type="float" office:value="0.0409918691124634" calcext:value-type="float">
            <text:p>0.040991869112464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860" calcext:value-type="float">
            <text:p>1860</text:p>
          </table:table-cell>
          <table:table-cell table:formula="of:=([.$C$22]*1000000+[.$C$23]*[.D41]+[.$C$24]*0.001)/SQRT(3)" office:value-type="float" office:value="1.26243409861004" calcext:value-type="float">
            <text:p>1.26243409861004</text:p>
          </table:table-cell>
          <table:table-cell office:value-type="float" office:value="-6.4" calcext:value-type="float">
            <text:p>-6.4</text:p>
          </table:table-cell>
          <table:table-cell table:formula="of:=ABS([.F41]*0.03+0.05*[.$G$4]*0.001)/SQRT(3)" office:value-type="float" office:value="0.110273901415219" calcext:value-type="float">
            <text:p>0.110273901415219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940" calcext:value-type="float">
            <text:p>1940</text:p>
          </table:table-cell>
          <table:table-cell table:formula="of:=([.$C$22]*1000000+[.$C$23]*[.D42]+[.$C$24]*0.001)/SQRT(3)" office:value-type="float" office:value="1.26705290076355" calcext:value-type="float">
            <text:p>1.26705290076355</text:p>
          </table:table-cell>
          <table:table-cell office:value-type="float" office:value="-9.6" calcext:value-type="float">
            <text:p>-9.6</text:p>
          </table:table-cell>
          <table:table-cell table:formula="of:=ABS([.F42]*0.03+0.05*[.$G$4]*0.001)/SQRT(3)" office:value-type="float" office:value="0.165699527257423" calcext:value-type="float">
            <text:p>0.165699527257423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([.$C$22]*1000000+[.$C$23]*[.D43]+[.$C$24]*0.001)/SQRT(3)" office:value-type="float" office:value="1.27051700237869" calcext:value-type="float">
            <text:p>1.27051700237869</text:p>
          </table:table-cell>
          <table:table-cell office:value-type="float" office:value="-10.4" calcext:value-type="float">
            <text:p>-10.4</text:p>
          </table:table-cell>
          <table:table-cell table:formula="of:=ABS([.F43]*0.03+0.05*[.$G$4]*0.001)/SQRT(3)" office:value-type="float" office:value="0.179555933717974" calcext:value-type="float">
            <text:p>0.179555933717974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060" calcext:value-type="float">
            <text:p>2060</text:p>
          </table:table-cell>
          <table:table-cell table:formula="of:=([.$C$22]*1000000+[.$C$23]*[.D44]+[.$C$24]*0.001)/SQRT(3)" office:value-type="float" office:value="1.27398110399383" calcext:value-type="float">
            <text:p>1.27398110399383</text:p>
          </table:table-cell>
          <table:table-cell office:value-type="float" office:value="-11.2" calcext:value-type="float">
            <text:p>-11.2</text:p>
          </table:table-cell>
          <table:table-cell table:formula="of:=ABS([.F44]*0.03+0.05*[.$G$4]*0.001)/SQRT(3)" office:value-type="float" office:value="0.193412340178525" calcext:value-type="float">
            <text:p>0.19341234017852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120" calcext:value-type="float">
            <text:p>2120</text:p>
          </table:table-cell>
          <table:table-cell table:formula="of:=([.$C$22]*1000000+[.$C$23]*[.D45]+[.$C$24]*0.001)/SQRT(3)" office:value-type="float" office:value="1.27744520560897" calcext:value-type="float">
            <text:p>1.27744520560897</text:p>
          </table:table-cell>
          <table:table-cell office:value-type="float" office:value="-10.4" calcext:value-type="float">
            <text:p>-10.4</text:p>
          </table:table-cell>
          <table:table-cell table:formula="of:=ABS([.F45]*0.03+0.05*[.$G$4]*0.001)/SQRT(3)" office:value-type="float" office:value="0.179555933717974" calcext:value-type="float">
            <text:p>0.179555933717974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180" calcext:value-type="float">
            <text:p>2180</text:p>
          </table:table-cell>
          <table:table-cell table:formula="of:=([.$C$22]*1000000+[.$C$23]*[.D46]+[.$C$24]*0.001)/SQRT(3)" office:value-type="float" office:value="1.2809093072241" calcext:value-type="float">
            <text:p>1.2809093072241</text:p>
          </table:table-cell>
          <table:table-cell office:value-type="float" office:value="-9.6" calcext:value-type="float">
            <text:p>-9.6</text:p>
          </table:table-cell>
          <table:table-cell table:formula="of:=ABS([.F46]*0.03+0.05*[.$G$4]*0.001)/SQRT(3)" office:value-type="float" office:value="0.165699527257423" calcext:value-type="float">
            <text:p>0.16569952725742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260" calcext:value-type="float">
            <text:p>2260</text:p>
          </table:table-cell>
          <table:table-cell table:formula="of:=([.$C$22]*1000000+[.$C$23]*[.D47]+[.$C$24]*0.001)/SQRT(3)" office:value-type="float" office:value="1.28552810937762" calcext:value-type="float">
            <text:p>1.28552810937762</text:p>
          </table:table-cell>
          <table:table-cell office:value-type="float" office:value="-7.2" calcext:value-type="float">
            <text:p>-7.2</text:p>
          </table:table-cell>
          <table:table-cell table:formula="of:=ABS([.F47]*0.03+0.05*[.$G$4]*0.001)/SQRT(3)" office:value-type="float" office:value="0.12413030787577" calcext:value-type="float">
            <text:p>0.1241303078757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320" calcext:value-type="float">
            <text:p>2320</text:p>
          </table:table-cell>
          <table:table-cell table:formula="of:=([.$C$22]*1000000+[.$C$23]*[.D48]+[.$C$24]*0.001)/SQRT(3)" office:value-type="float" office:value="1.28899221099276" calcext:value-type="float">
            <text:p>1.28899221099276</text:p>
          </table:table-cell>
          <table:table-cell office:value-type="float" office:value="-5.6" calcext:value-type="float">
            <text:p>-5.6</text:p>
          </table:table-cell>
          <table:table-cell table:formula="of:=ABS([.F48]*0.03+0.05*[.$G$4]*0.001)/SQRT(3)" office:value-type="float" office:value="0.0964174949546675" calcext:value-type="float">
            <text:p>0.09641749495466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2440" calcext:value-type="float">
            <text:p>2440</text:p>
          </table:table-cell>
          <table:table-cell table:formula="of:=([.$C$22]*1000000+[.$C$23]*[.D49]+[.$C$24]*0.001)/SQRT(3)" office:value-type="float" office:value="1.29592041422303" calcext:value-type="float">
            <text:p>1.29592041422303</text:p>
          </table:table-cell>
          <table:table-cell office:value-type="float" office:value="-1.6" calcext:value-type="float">
            <text:p>-1.6</text:p>
          </table:table-cell>
          <table:table-cell table:formula="of:=ABS([.F49]*0.03+0.05*[.$G$4]*0.001)/SQRT(3)" office:value-type="float" office:value="0.0271354626519124" calcext:value-type="float">
            <text:p>0.027135462651913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520" calcext:value-type="float">
            <text:p>2520</text:p>
          </table:table-cell>
          <table:table-cell table:formula="of:=([.$C$22]*1000000+[.$C$23]*[.D50]+[.$C$24]*0.001)/SQRT(3)" office:value-type="float" office:value="1.30053921637655" calcext:value-type="float">
            <text:p>1.30053921637655</text:p>
          </table:table-cell>
          <table:table-cell office:value-type="float" office:value="0" calcext:value-type="float">
            <text:p>0.0</text:p>
          </table:table-cell>
          <table:table-cell table:formula="of:=ABS([.F50]*0.03+0.05*[.$G$4]*0.001)/SQRT(3)" office:value-type="float" office:value="0.000577350269189626" calcext:value-type="float">
            <text:p>0.00057735026919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580" calcext:value-type="float">
            <text:p>2580</text:p>
          </table:table-cell>
          <table:table-cell table:formula="of:=([.$C$22]*1000000+[.$C$23]*[.D51]+[.$C$24]*0.001)/SQRT(3)" office:value-type="float" office:value="1.30400331799169" calcext:value-type="float">
            <text:p>1.30400331799169</text:p>
          </table:table-cell>
          <table:table-cell office:value-type="float" office:value="0.8" calcext:value-type="float">
            <text:p>0.8</text:p>
          </table:table-cell>
          <table:table-cell table:formula="of:=ABS([.F51]*0.03+0.05*[.$G$4]*0.001)/SQRT(3)" office:value-type="float" office:value="0.0144337567297406" calcext:value-type="float">
            <text:p>0.014433756729741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table:formula="of:=([.$C$22]*1000000+[.$C$23]*[.D52]+[.$C$24]*0.001)/SQRT(3)" office:value-type="float" office:value="1.32247852660576" calcext:value-type="float">
            <text:p>1.32247852660576</text:p>
          </table:table-cell>
          <table:table-cell office:value-type="float" office:value="-1.6" calcext:value-type="float">
            <text:p>-1.6</text:p>
          </table:table-cell>
          <table:table-cell table:formula="of:=ABS([.F52]*0.03+0.05*[.$G$4]*0.001)/SQRT(3)" office:value-type="float" office:value="0.0271354626519124" calcext:value-type="float">
            <text:p>0.027135462651913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040" calcext:value-type="float">
            <text:p>3040</text:p>
          </table:table-cell>
          <table:table-cell table:formula="of:=([.$C$22]*1000000+[.$C$23]*[.D53]+[.$C$24]*0.001)/SQRT(3)" office:value-type="float" office:value="1.33056143037441" calcext:value-type="float">
            <text:p>1.33056143037441</text:p>
          </table:table-cell>
          <table:table-cell office:value-type="float" office:value="-4" calcext:value-type="float">
            <text:p>-4.0</text:p>
          </table:table-cell>
          <table:table-cell table:formula="of:=ABS([.F53]*0.03+0.05*[.$G$4]*0.001)/SQRT(3)" office:value-type="float" office:value="0.0687046820335655" calcext:value-type="float">
            <text:p>0.068704682033566</text:p>
          </table:table-cell>
          <table:table-cell office:value-type="string" calcext:value-type="string">
            <text:p>eliminare?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9" loext:min-decimal-places="9" number:min-integer-digits="1" number:grouping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4:25:29.670796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27:37.946646194</meta:creation-date>
    <meta:generator>LibreOffice/6.4.7.2$Linux_X86_64 LibreOffice_project/40$Build-2</meta:generator>
    <dc:date>2022-04-28T17:56:18.208364497</dc:date>
    <meta:editing-duration>PT15H25M18S</meta:editing-duration>
    <meta:editing-cycles>73</meta:editing-cycles>
    <meta:document-statistic meta:table-count="3" meta:cell-count="1237" meta:object-count="0"/>
  </office:meta>
</office:document-meta>
</file>